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654cm" fo:min-width="4.904cm"/>
      <style:paragraph-properties style:writing-mode="lr-tb"/>
    </style:style>
    <style:style style:name="gr2" style:family="graphic" style:parent-style-name="standard">
      <style:graphic-properties draw:fill-color="#729fcf" draw:opacity="60%" draw:textarea-horizontal-align="justify" draw:textarea-vertical-align="middle" draw:auto-grow-height="false" fo:min-height="0.38cm" fo:min-width="2.96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5cm"/>
      <style:paragraph-properties style:writing-mode="lr-tb"/>
    </style:style>
    <style:style style:name="gr4" style:family="graphic" style:parent-style-name="objectwithoutfill">
      <style:graphic-properties draw:marker-end="Estremità_20_linea_20_1" draw:marker-end-width="0.3cm" draw:fill="none" draw:textarea-vertical-align="middle"/>
    </style:style>
    <style:style style:name="gr5" style:family="graphic" style:parent-style-name="objectwithoutfill">
      <style:graphic-properties draw:marker-end="Estremità_20_linea_20_2" draw:marker-end-width="0.3cm" draw:fill="none" draw:textarea-vertical-align="middle"/>
    </style:style>
    <style:style style:name="gr6" style:family="graphic" style:parent-style-name="objectwithoutfill">
      <style:graphic-properties draw:marker-end="Estremità_20_linea_20_3" draw:marker-end-width="0.3cm" draw:fill="none" draw:textarea-vertical-align="middle"/>
    </style:style>
    <style:style style:name="gr7" style:family="graphic" style:parent-style-name="objectwithoutfill">
      <style:graphic-properties draw:marker-end="Estremità_20_linea_20_4" draw:marker-end-width="0.3cm" draw:fill="none" draw:textarea-vertical-align="middle"/>
    </style:style>
    <style:style style:name="gr8" style:family="graphic" style:parent-style-name="objectwithoutfill">
      <style:graphic-properties draw:marker-end="Estremità_20_linea_20_6" draw:marker-end-width="0.3cm" draw:fill="none" draw:textarea-vertical-align="middle"/>
    </style:style>
    <style:style style:name="gr9" style:family="graphic" style:parent-style-name="objectwithoutfill">
      <style:graphic-properties draw:marker-end="Estremità_20_linea_20_7" draw:marker-end-width="0.3cm" draw:fill="none" draw:textarea-vertical-align="middle"/>
    </style:style>
    <style:style style:name="gr10" style:family="graphic" style:parent-style-name="objectwithoutfill">
      <style:graphic-properties draw:marker-end="Estremità_20_linea_20_8" draw:marker-end-width="0.3cm" draw:fill="none" draw:textarea-vertical-align="middle"/>
    </style:style>
    <style:style style:name="gr11" style:family="graphic" style:parent-style-name="objectwithoutfill">
      <style:graphic-properties draw:marker-end="Estremità_20_linea_20_9" draw:marker-end-width="0.3cm" draw:fill="none" draw:textarea-vertical-align="middle"/>
    </style:style>
    <style:style style:name="gr12" style:family="graphic" style:parent-style-name="objectwithoutfill">
      <style:graphic-properties draw:marker-end="Estremità_20_linea_20_10" draw:marker-end-width="0.3cm" draw:fill="none" draw:textarea-vertical-align="middle"/>
    </style:style>
    <style:style style:name="gr13" style:family="graphic" style:parent-style-name="standard">
      <style:graphic-properties draw:fill-color="#729fcf" draw:textarea-horizontal-align="justify" draw:textarea-vertical-align="middle" draw:auto-grow-height="false" fo:min-height="0.38cm" fo:min-width="2.964cm"/>
      <style:paragraph-properties style:writing-mode="lr-tb"/>
    </style:style>
    <style:style style:name="gr14" style:family="graphic" style:parent-style-name="objectwithoutfill">
      <style:graphic-properties draw:marker-end="Estremità_20_linea_20_11" draw:marker-end-width="0.3cm" draw:fill="none" draw:textarea-vertical-align="middle"/>
    </style:style>
    <style:style style:name="gr15" style:family="graphic" style:parent-style-name="objectwithoutfill">
      <style:graphic-properties draw:marker-end="Estremità_20_linea_20_12" draw:marker-end-width="0.3cm" draw:fill="none" draw:textarea-vertical-align="middle"/>
    </style:style>
    <style:style style:name="gr16" style:family="graphic" style:parent-style-name="standard">
      <style:graphic-properties draw:fill-color="#729fcf" draw:textarea-horizontal-align="justify" draw:textarea-vertical-align="middle" draw:auto-grow-height="false" fo:min-height="0.478cm" fo:min-width="3.498cm"/>
      <style:paragraph-properties style:writing-mode="lr-tb"/>
    </style:style>
    <style:style style:name="gr17" style:family="graphic" style:parent-style-name="standard">
      <style:graphic-properties draw:opacity="100%" draw:textarea-horizontal-align="justify" draw:textarea-vertical-align="middle" draw:auto-grow-height="false" fo:min-height="0.75cm" fo:min-width="3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75cm" fo:min-width="2.25cm"/>
      <style:paragraph-properties style:writing-mode="lr-tb"/>
    </style:style>
    <style:style style:name="gr19" style:family="graphic" style:parent-style-name="objectwithoutfill">
      <style:graphic-properties draw:marker-end="Estremità_20_linea_20_22" draw:marker-end-width="0.3cm" draw:fill="none" draw:textarea-vertical-align="middle"/>
    </style:style>
    <style:style style:name="gr20" style:family="graphic" style:parent-style-name="objectwithoutfill">
      <style:graphic-properties draw:marker-end="Estremità_20_linea_20_23" draw:marker-end-width="0.3cm" draw:fill="none" draw:textarea-vertical-align="middle"/>
    </style:style>
    <style:style style:name="gr21" style:family="graphic" style:parent-style-name="objectwithoutfill">
      <style:graphic-properties draw:marker-end="Estremità_20_linea_20_24" draw:marker-end-width="0.3cm" draw:fill="none" draw:textarea-vertical-align="middle"/>
    </style:style>
    <style:style style:name="gr22" style:family="graphic" style:parent-style-name="objectwithoutfill">
      <style:graphic-properties draw:marker-end="Estremità_20_linea_20_25" draw:marker-end-width="0.3cm" draw:fill="none" draw:textarea-vertical-align="middle"/>
    </style:style>
    <style:style style:name="gr23" style:family="graphic" style:parent-style-name="objectwithoutfill">
      <style:graphic-properties draw:marker-end="Estremità_20_linea_20_26" draw:marker-end-width="0.3cm" draw:fill="none" draw:textarea-vertical-align="middle"/>
    </style:style>
    <style:style style:name="gr24" style:family="graphic" style:parent-style-name="objectwithoutfill">
      <style:graphic-properties draw:marker-end="Estremità_20_linea_20_27" draw:marker-end-width="0.3cm" draw:fill="none" draw:textarea-vertical-align="middle"/>
    </style:style>
    <style:style style:name="gr25" style:family="graphic" style:parent-style-name="objectwithoutfill">
      <style:graphic-properties draw:marker-end="Estremità_20_linea_20_28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4.75cm" fo:min-width="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>
      <style:graphic-properties style:protect="size"/>
    </style:style>
    <style:style style:name="gr31" style:family="graphic" style:parent-style-name="standard">
      <style:graphic-properties draw:textarea-horizontal-align="justify" draw:textarea-vertical-align="middle" draw:auto-grow-height="false" fo:min-height="0.942cm" fo:min-width="0.782cm"/>
    </style:style>
    <style:style style:name="gr32" style:family="graphic" style:parent-style-name="standard">
      <style:graphic-properties draw:textarea-horizontal-align="justify" draw:textarea-vertical-align="middle" draw:auto-grow-height="false" fo:min-height="0.942cm" fo:min-width="0.78cm"/>
    </style:style>
    <style:style style:name="gr33" style:family="graphic" style:parent-style-name="standard">
      <style:graphic-properties draw:fill-color="#d3d3d3" draw:textarea-horizontal-align="justify" draw:textarea-vertical-align="middle" draw:auto-grow-height="false" fo:min-height="0.942cm" fo:min-width="0.78cm"/>
    </style:style>
    <style:style style:name="gr34" style:family="graphic" style:parent-style-name="standard">
      <style:graphic-properties draw:fill-color="#d3d3d3" draw:textarea-horizontal-align="justify" draw:textarea-vertical-align="middle" draw:auto-grow-height="false" fo:min-height="0.942cm" fo:min-width="0.782cm"/>
    </style:style>
    <style:style style:name="gr35" style:family="graphic" style:parent-style-name="standard">
      <style:graphic-properties draw:fill-color="#d3d3d3" draw:textarea-horizontal-align="justify" draw:textarea-vertical-align="middle" draw:auto-grow-height="false" fo:min-height="0.942cm" fo:min-width="0.781cm"/>
    </style:style>
    <style:style style:name="gr36" style:family="graphic" style:parent-style-name="standard">
      <style:graphic-properties draw:fill-color="#32cd32" draw:textarea-horizontal-align="justify" draw:textarea-vertical-align="middle" draw:auto-grow-height="false" fo:min-height="0.942cm" fo:min-width="0.782cm"/>
    </style:style>
    <style:style style:name="gr37" style:family="graphic" style:parent-style-name="standard">
      <style:graphic-properties draw:fill-color="#32cd32" draw:textarea-horizontal-align="justify" draw:textarea-vertical-align="middle" draw:auto-grow-height="false" fo:min-height="0.942cm" fo:min-width="0.78cm"/>
    </style:style>
    <style:style style:name="gr38" style:family="graphic" style:parent-style-name="standard">
      <style:graphic-properties draw:fill-color="#729fcf" draw:textarea-horizontal-align="justify" draw:textarea-vertical-align="middle" draw:auto-grow-height="false" fo:min-height="0.942cm" fo:min-width="0.78cm"/>
    </style:style>
    <style:style style:name="gr39" style:family="graphic" style:parent-style-name="standard">
      <style:graphic-properties draw:fill-color="#729fcf" draw:textarea-horizontal-align="justify" draw:textarea-vertical-align="middle" draw:auto-grow-height="false" fo:min-height="0.942cm" fo:min-width="0.782cm"/>
    </style:style>
    <style:style style:name="gr40" style:family="graphic" style:parent-style-name="standard">
      <style:graphic-properties draw:fill-color="#729fcf" draw:textarea-horizontal-align="justify" draw:textarea-vertical-align="middle" draw:auto-grow-height="false" fo:min-height="0.942cm" fo:min-width="0.781cm"/>
    </style:style>
    <style:style style:name="gr41" style:family="graphic" style:parent-style-name="standard">
      <style:graphic-properties draw:fill-color="#32cd32" draw:textarea-horizontal-align="justify" draw:textarea-vertical-align="middle" draw:auto-grow-height="false" fo:min-height="0.943cm" fo:min-width="0.782cm"/>
    </style:style>
    <style:style style:name="gr42" style:family="graphic" style:parent-style-name="standard">
      <style:graphic-properties draw:fill-color="#32cd32" draw:textarea-horizontal-align="justify" draw:textarea-vertical-align="middle" draw:auto-grow-height="false" fo:min-height="0.943cm" fo:min-width="0.78cm"/>
    </style:style>
    <style:style style:name="gr43" style:family="graphic" style:parent-style-name="standard">
      <style:graphic-properties draw:fill-color="#32cd32" draw:textarea-horizontal-align="justify" draw:textarea-vertical-align="middle" draw:auto-grow-height="false" fo:min-height="0.943cm" fo:min-width="0.781cm"/>
    </style:style>
    <style:style style:name="gr44" style:family="graphic" style:parent-style-name="standard">
      <style:graphic-properties draw:fill-color="#729fcf" draw:textarea-horizontal-align="justify" draw:textarea-vertical-align="middle" draw:auto-grow-height="false" fo:min-height="0.943cm" fo:min-width="0.781cm"/>
    </style:style>
    <style:style style:name="gr45" style:family="graphic" style:parent-style-name="standard">
      <style:graphic-properties draw:fill-color="#729fcf" draw:textarea-horizontal-align="justify" draw:textarea-vertical-align="middle" draw:auto-grow-height="false" fo:min-height="0.943cm" fo:min-width="0.782cm"/>
    </style:style>
    <style:style style:name="gr46" style:family="graphic" style:parent-style-name="standard">
      <style:graphic-properties draw:fill-color="#729fcf" draw:textarea-horizontal-align="justify" draw:textarea-vertical-align="middle" draw:auto-grow-height="false" fo:min-height="0.943cm" fo:min-width="0.78cm"/>
    </style:style>
    <style:style style:name="gr47" style:family="graphic" style:parent-style-name="standard">
      <style:graphic-properties draw:fill-color="#32cd32" draw:textarea-horizontal-align="justify" draw:textarea-vertical-align="middle" draw:auto-grow-height="false" fo:min-height="0.942cm" fo:min-width="0.781cm"/>
    </style:style>
    <style:style style:name="gr48" style:family="graphic" style:parent-style-name="objectwithoutfill">
      <style:graphic-properties draw:marker-end="Estremità_20_linea_20_30" draw:marker-end-width="0.3cm" draw:fill="none" draw:textarea-vertical-align="middle"/>
    </style:style>
    <style:style style:name="gr49" style:family="graphic" style:parent-style-name="objectwithoutfill">
      <style:graphic-properties draw:marker-end="Estremità_20_linea_20_32" draw:marker-end-width="0.3cm" draw:fill="none" draw:textarea-vertical-align="middle"/>
    </style:style>
    <style:style style:name="gr50" style:family="graphic" style:parent-style-name="objectwithoutfill">
      <style:graphic-properties draw:marker-end="Estremità_20_linea_20_34" draw:marker-end-width="0.3cm" draw:fill="none" draw:textarea-vertical-align="middle"/>
    </style:style>
    <style:style style:name="gr51" style:family="graphic" style:parent-style-name="objectwithoutfill">
      <style:graphic-properties draw:marker-end="Estremità_20_linea_20_35" draw:marker-end-width="0.3cm" draw:fill="none" draw:textarea-vertical-align="middle"/>
    </style:style>
    <style:style style:name="gr52" style:family="graphic" style:parent-style-name="objectwithoutfill">
      <style:graphic-properties draw:marker-end="Estremità_20_linea_20_36" draw:marker-end-width="0.3cm" draw:fill="none" draw:textarea-vertical-align="middle"/>
    </style:style>
    <style:style style:name="gr53" style:family="graphic" style:parent-style-name="objectwithoutfill">
      <style:graphic-properties draw:marker-end="Estremità_20_linea_20_37" draw:marker-end-width="0.3cm" draw:fill="none" draw:textarea-vertical-align="middle"/>
    </style:style>
    <style:style style:name="gr54" style:family="graphic" style:parent-style-name="objectwithoutfill">
      <style:graphic-properties draw:marker-end="Estremità_20_linea_20_38" draw:marker-end-width="0.3cm" draw:fill="none" draw:textarea-vertical-align="middle"/>
    </style:style>
    <style:style style:name="gr55" style:family="graphic" style:parent-style-name="objectwithoutfill">
      <style:graphic-properties draw:marker-end="Estremità_20_linea_20_39" draw:marker-end-width="0.3cm" draw:fill="none" draw:textarea-vertical-align="middle"/>
    </style:style>
    <style:style style:name="gr56" style:family="graphic" style:parent-style-name="Arrow_20_Line" style:list-style-name="L1">
      <style:graphic-properties draw:textarea-vertical-align="middl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.396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8cm" fo:min-width="0.396cm"/>
      <style:paragraph-properties style:writing-mode="lr-tb"/>
    </style:style>
    <style:style style:name="gr61" style:family="graphic" style:parent-style-name="standard">
      <style:graphic-properties draw:fill-color="#32cd32" draw:textarea-horizontal-align="justify" draw:textarea-vertical-align="middle" draw:auto-grow-height="false" fo:min-height="0.942cm" fo:min-width="0.782cm"/>
      <style:paragraph-properties style:writing-mode="lr-tb"/>
    </style:style>
    <style:style style:name="gr62" style:family="graphic" style:parent-style-name="standard">
      <style:graphic-properties draw:fill-color="#729fcf" draw:textarea-horizontal-align="justify" draw:textarea-vertical-align="middle" draw:auto-grow-height="false" fo:min-height="0.942cm" fo:min-width="0.78cm"/>
      <style:paragraph-properties style:writing-mode="lr-tb"/>
    </style:style>
    <style:style style:name="gr63" style:family="graphic" style:parent-style-name="standard">
      <style:graphic-properties draw:fill-color="#729fcf" draw:textarea-horizontal-align="justify" draw:textarea-vertical-align="middle" draw:auto-grow-height="false" fo:min-height="0.942cm" fo:min-width="0.782cm"/>
      <style:paragraph-properties style:writing-mode="lr-tb"/>
    </style:style>
    <style:style style:name="gr64" style:family="graphic" style:parent-style-name="standard">
      <style:graphic-properties draw:fill-color="#32cd32" draw:textarea-horizontal-align="justify" draw:textarea-vertical-align="middle" draw:auto-grow-height="false" fo:min-height="0.942cm" fo:min-width="0.78cm"/>
      <style:paragraph-properties style:writing-mode="lr-tb"/>
    </style:style>
    <style:style style:name="gr65" style:family="graphic" style:parent-style-name="standard">
      <style:graphic-properties draw:fill-color="#32cd32" draw:textarea-horizontal-align="justify" draw:textarea-vertical-align="middle" draw:auto-grow-height="false" fo:min-height="0.942cm" fo:min-width="0.781cm"/>
      <style:paragraph-properties style:writing-mode="lr-tb"/>
    </style:style>
    <style:style style:name="gr66" style:family="graphic" style:parent-style-name="standard">
      <style:graphic-properties draw:fill-color="#729fcf" draw:textarea-horizontal-align="justify" draw:textarea-vertical-align="middle" draw:auto-grow-height="false" fo:min-height="0.942cm" fo:min-width="0.781cm"/>
      <style:paragraph-properties style:writing-mode="lr-tb"/>
    </style:style>
    <style:style style:name="gr67" style:family="graphic" style:parent-style-name="standard">
      <style:graphic-properties draw:fill-color="#dcdcdc" draw:textarea-horizontal-align="justify" draw:textarea-vertical-align="middle" draw:auto-grow-height="false" fo:min-height="0.942cm" fo:min-width="0.78cm"/>
      <style:paragraph-properties style:writing-mode="lr-tb"/>
    </style:style>
    <style:style style:name="gr68" style:family="graphic" style:parent-style-name="standard">
      <style:graphic-properties draw:fill-color="#dcdcdc" draw:textarea-horizontal-align="justify" draw:textarea-vertical-align="middle" draw:auto-grow-height="false" fo:min-height="0.942cm" fo:min-width="0.782cm"/>
      <style:paragraph-properties style:writing-mode="lr-tb"/>
    </style:style>
    <style:style style:name="gr69" style:family="graphic" style:parent-style-name="standard">
      <style:graphic-properties draw:fill-color="#dcdcdc" draw:textarea-horizontal-align="justify" draw:textarea-vertical-align="middle" draw:auto-grow-height="false" fo:min-height="0.942cm" fo:min-width="0.781cm"/>
      <style:paragraph-properties style:writing-mode="lr-tb"/>
    </style:style>
    <style:style style:name="gr70" style:family="graphic" style:parent-style-name="standard">
      <style:graphic-properties svg:stroke-opacity="0%" draw:fill="none" draw:fill-color="#729fcf" draw:textarea-horizontal-align="justify" draw:textarea-vertical-align="middle" draw:auto-grow-height="false" fo:min-height="0.942cm" fo:min-width="0.782cm"/>
      <style:paragraph-properties style:writing-mode="lr-tb"/>
    </style:style>
    <style:style style:name="gr71" style:family="graphic" style:parent-style-name="standard">
      <style:graphic-properties svg:stroke-opacity="0%" draw:fill="none" draw:fill-color="#729fcf" draw:textarea-horizontal-align="justify" draw:textarea-vertical-align="middle" draw:auto-grow-height="false" fo:min-height="0.942cm" fo:min-width="0.78cm"/>
      <style:paragraph-properties style:writing-mode="lr-tb"/>
    </style:style>
    <style:style style:name="gr72" style:family="graphic" style:parent-style-name="standard">
      <style:graphic-properties svg:stroke-opacity="0%" draw:fill="none" draw:fill-color="#729fcf" draw:textarea-horizontal-align="justify" draw:textarea-vertical-align="middle" draw:auto-grow-height="false" fo:min-height="0.942cm" fo:min-width="0.781cm"/>
      <style:paragraph-properties style:writing-mode="lr-tb"/>
    </style:style>
    <style:style style:name="gr73" style:family="graphic" style:parent-style-name="Arrow_20_Line" style:list-style-name="L1">
      <style:graphic-properties draw:textarea-vertical-align="middle" draw:line-distance="0.3cm"/>
      <style:paragraph-properties style:writing-mode="lr-tb"/>
    </style:style>
    <style:style style:name="gr74" style:family="graphic" style:parent-style-name="Arrow_20_Line" style:list-style-name="L1">
      <style:graphic-properties draw:textarea-vertical-align="middle" draw:line-distance="0.3cm"/>
      <style:paragraph-properties style:writing-mode="lr-tb"/>
    </style:style>
    <style:style style:name="gr75" style:family="graphic" style:parent-style-name="Arrow_20_Line" style:list-style-name="L1">
      <style:graphic-properties draw:textarea-vertical-align="middle" draw:line-distance="0.3cm"/>
      <style:paragraph-properties style:writing-mode="lr-tb"/>
    </style:style>
    <style:style style:name="gr76" style:family="graphic" style:parent-style-name="standard">
      <style:graphic-properties draw:fill-color="#d3d3d3" draw:textarea-horizontal-align="justify" draw:textarea-vertical-align="middle" draw:auto-grow-height="false" fo:min-height="0.942cm" fo:min-width="0.78cm"/>
      <style:paragraph-properties style:writing-mode="lr-tb"/>
    </style:style>
    <style:style style:name="gr77" style:family="graphic" style:parent-style-name="standard">
      <style:graphic-properties draw:fill-color="#d3d3d3" draw:textarea-horizontal-align="justify" draw:textarea-vertical-align="middle" draw:auto-grow-height="false" fo:min-height="0.942cm" fo:min-width="0.781cm"/>
      <style:paragraph-properties style:writing-mode="lr-tb"/>
    </style:style>
    <style:style style:name="gr78" style:family="graphic" style:parent-style-name="Arrow_20_Line" style:list-style-name="L1">
      <style:graphic-properties draw:textarea-vertical-align="middle" draw:line-distance="0.3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gr80" style:family="graphic" style:parent-style-name="objectwithoutfill">
      <style:graphic-properties draw:marker-end="Estremità_20_linea_20_57" draw:marker-end-width="0.3cm" draw:fill="none" draw:textarea-vertical-align="middle"/>
    </style:style>
    <style:style style:name="gr81" style:family="graphic" style:parent-style-name="objectwithoutfill">
      <style:graphic-properties draw:marker-end="Estremità_20_linea_20_66" draw:marker-end-width="0.3cm" draw:fill="none" draw:textarea-vertical-align="middle"/>
    </style:style>
    <style:style style:name="gr82" style:family="graphic" style:parent-style-name="objectwithoutfill">
      <style:graphic-properties draw:marker-end="Estremità_20_linea_20_67" draw:marker-end-width="0.3cm" draw:fill="none" draw:textarea-vertical-align="middle"/>
    </style:style>
    <style:style style:name="gr83" style:family="graphic" style:parent-style-name="objectwithoutfill">
      <style:graphic-properties draw:marker-end="Estremità_20_linea_20_68" draw:marker-end-width="0.3cm" draw:fill="none" draw:textarea-vertical-align="middle"/>
    </style:style>
    <style:style style:name="gr84" style:family="graphic" style:parent-style-name="objectwithoutfill">
      <style:graphic-properties draw:marker-end="Estremità_20_linea_20_69" draw:marker-end-width="0.3cm" draw:fill="none" draw:textarea-vertical-align="middle"/>
    </style:style>
    <style:style style:name="gr85" style:family="graphic" style:parent-style-name="objectwithoutfill">
      <style:graphic-properties draw:marker-end="Estremità_20_linea_20_70" draw:marker-end-width="0.3cm" draw:fill="none" draw:textarea-vertical-align="middle"/>
    </style:style>
    <style:style style:name="gr86" style:family="graphic" style:parent-style-name="objectwithoutfill">
      <style:graphic-properties draw:marker-end="Estremità_20_linea_20_72" draw:marker-end-width="0.3cm" draw:fill="none" draw:textarea-vertical-align="middle"/>
    </style:style>
    <style:style style:name="gr87" style:family="graphic" style:parent-style-name="objectwithoutfill">
      <style:graphic-properties draw:marker-end="Estremità_20_linea_20_73" draw:marker-end-width="0.3cm" draw:fill="none" draw:textarea-vertical-align="middle"/>
    </style:style>
    <style:style style:name="gr88" style:family="graphic" style:parent-style-name="objectwithoutfill">
      <style:graphic-properties draw:marker-end="Estremità_20_linea_20_74" draw:marker-end-width="0.3cm" draw:fill="none" draw:textarea-vertical-align="middle"/>
    </style:style>
    <style:style style:name="gr89" style:family="graphic" style:parent-style-name="objectwithoutfill">
      <style:graphic-properties draw:marker-end="Estremità_20_linea_20_76" draw:marker-end-width="0.3cm" draw:fill="none" draw:textarea-vertical-align="middle"/>
    </style:style>
    <style:style style:name="gr90" style:family="graphic" style:parent-style-name="objectwithoutfill">
      <style:graphic-properties draw:marker-end="Estremità_20_linea_20_77" draw:marker-end-width="0.3cm" draw:fill="none" draw:textarea-vertical-align="middle"/>
    </style:style>
    <style:style style:name="gr91" style:family="graphic" style:parent-style-name="objectwithoutfill">
      <style:graphic-properties draw:marker-end="Estremità_20_linea_20_78" draw:marker-end-width="0.3cm" draw:fill="none" draw:textarea-vertical-align="middle"/>
    </style:style>
    <style:style style:name="gr92" style:family="graphic" style:parent-style-name="objectwithoutfill">
      <style:graphic-properties draw:marker-end="Estremità_20_linea_20_79" draw:marker-end-width="0.3cm" draw:fill="none" draw:textarea-vertical-align="middle"/>
    </style:style>
    <style:style style:name="gr93" style:family="graphic" style:parent-style-name="objectwithoutfill">
      <style:graphic-properties draw:marker-end="Estremità_20_linea_20_80" draw:marker-end-width="0.3cm" draw:fill="none" draw:textarea-vertical-align="middle"/>
    </style:style>
    <style:style style:name="gr94" style:family="graphic" style:parent-style-name="objectwithoutfill">
      <style:graphic-properties draw:marker-end="Estremità_20_linea_20_84" draw:marker-end-width="0.3cm" draw:fill="none" draw:textarea-vertical-align="middle"/>
    </style:style>
    <style:style style:name="gr95" style:family="graphic" style:parent-style-name="objectwithoutfill">
      <style:graphic-properties draw:marker-end="Estremità_20_linea_20_85" draw:marker-end-width="0.3cm" draw:fill="none" draw:textarea-vertical-align="middle"/>
    </style:style>
    <style:style style:name="gr96" style:family="graphic" style:parent-style-name="objectwithoutfill">
      <style:graphic-properties draw:marker-end="Estremità_20_linea_20_86" draw:marker-end-width="0.3cm" draw:fill="none" draw:textarea-vertical-align="middle"/>
    </style:style>
    <style:style style:name="gr97" style:family="graphic" style:parent-style-name="objectwithoutfill">
      <style:graphic-properties draw:marker-end="Estremità_20_linea_20_87" draw:marker-end-width="0.3cm" draw:fill="none" draw:textarea-vertical-align="middle"/>
    </style:style>
    <style:style style:name="gr98" style:family="graphic" style:parent-style-name="objectwithoutfill">
      <style:graphic-properties draw:marker-end="Estremità_20_linea_20_88" draw:marker-end-width="0.3cm" draw:fill="none" draw:textarea-vertical-align="middle"/>
    </style:style>
    <style:style style:name="gr99" style:family="graphic" style:parent-style-name="objectwithoutfill">
      <style:graphic-properties draw:marker-end="Estremità_20_linea_20_89" draw:marker-end-width="0.3cm" draw:fill="none" draw:textarea-vertical-align="middle"/>
    </style:style>
    <style:style style:name="gr100" style:family="graphic" style:parent-style-name="objectwithoutfill">
      <style:graphic-properties draw:marker-end="Estremità_20_linea_20_90" draw:marker-end-width="0.3cm" draw:fill="none" draw:textarea-vertical-align="middle"/>
    </style:style>
    <style:style style:name="gr101" style:family="graphic" style:parent-style-name="objectwithoutfill">
      <style:graphic-properties draw:marker-end="Estremità_20_linea_20_91" draw:marker-end-width="0.3cm" draw:fill="none" draw:textarea-vertical-align="middle"/>
    </style:style>
    <style:style style:name="gr102" style:family="graphic" style:parent-style-name="objectwithoutfill">
      <style:graphic-properties draw:marker-end="Estremità_20_linea_20_92" draw:marker-end-width="0.3cm" draw:fill="none" draw:textarea-vertical-align="middle"/>
    </style:style>
    <style:style style:name="gr103" style:family="graphic" style:parent-style-name="objectwithoutfill">
      <style:graphic-properties draw:marker-end="Estremità_20_linea_20_93" draw:marker-end-width="0.3cm" draw:fill="none" draw:textarea-vertical-align="middle"/>
    </style:style>
    <style:style style:name="gr104" style:family="graphic" style:parent-style-name="objectwithoutfill">
      <style:graphic-properties draw:marker-end="Estremità_20_linea_20_94" draw:marker-end-width="0.3cm" draw:fill="none" draw:textarea-vertical-align="middle"/>
    </style:style>
    <style:style style:name="gr105" style:family="graphic" style:parent-style-name="objectwithoutfill">
      <style:graphic-properties draw:marker-end="Estremità_20_linea_20_95" draw:marker-end-width="0.3cm" draw:fill="none" draw:textarea-vertical-align="middle"/>
    </style:style>
    <style:style style:name="gr106" style:family="graphic" style:parent-style-name="objectwithoutfill">
      <style:graphic-properties draw:marker-end="Estremità_20_linea_20_96" draw:marker-end-width="0.3cm" draw:fill="none" draw:textarea-vertical-align="middle"/>
    </style:style>
    <style:style style:name="gr107" style:family="graphic" style:parent-style-name="objectwithoutfill">
      <style:graphic-properties draw:marker-end="Estremità_20_linea_20_97" draw:marker-end-width="0.3cm" draw:fill="none" draw:textarea-vertical-align="middle"/>
    </style:style>
    <style:style style:name="gr108" style:family="graphic" style:parent-style-name="objectwithoutfill">
      <style:graphic-properties draw:marker-end="Estremità_20_linea_20_98" draw:marker-end-width="0.3cm" draw:fill="none" draw:textarea-vertical-align="middle"/>
    </style:style>
    <style:style style:name="gr109" style:family="graphic" style:parent-style-name="objectwithoutfill">
      <style:graphic-properties draw:marker-end="Estremità_20_linea_20_99" draw:marker-end-width="0.3cm" draw:fill="none" draw:textarea-vertical-align="middle"/>
    </style:style>
    <style:style style:name="gr110" style:family="graphic" style:parent-style-name="objectwithoutfill">
      <style:graphic-properties draw:marker-end="Estremità_20_linea_20_100" draw:marker-end-width="0.3cm" draw:fill="none" draw:textarea-vertical-align="middle"/>
    </style:style>
    <style:style style:name="gr111" style:family="graphic" style:parent-style-name="objectwithoutfill">
      <style:graphic-properties draw:marker-end="Estremità_20_linea_20_101" draw:marker-end-width="0.3cm" draw:fill="none" draw:textarea-vertical-align="middle"/>
    </style:style>
    <style:style style:name="gr112" style:family="graphic" style:parent-style-name="standard">
      <style:graphic-properties draw:fill-color="#ffffff" draw:textarea-horizontal-align="justify" draw:textarea-vertical-align="middle" draw:auto-grow-height="false" fo:min-height="0.942cm" fo:min-width="0.782cm"/>
      <style:paragraph-properties style:writing-mode="lr-tb"/>
    </style:style>
    <style:style style:name="gr113" style:family="graphic" style:parent-style-name="standard">
      <style:graphic-properties draw:fill-color="#ffffff" draw:textarea-horizontal-align="justify" draw:textarea-vertical-align="middle" draw:auto-grow-height="false" fo:min-height="0.942cm" fo:min-width="0.78cm"/>
      <style:paragraph-properties style:writing-mode="lr-tb"/>
    </style:style>
    <style:style style:name="gr114" style:family="graphic" style:parent-style-name="standard">
      <style:graphic-properties draw:fill-color="#ffffff" draw:textarea-horizontal-align="justify" draw:textarea-vertical-align="middle" draw:auto-grow-height="false" fo:min-height="0.942cm" fo:min-width="0.781cm"/>
      <style:paragraph-properties style:writing-mode="lr-tb"/>
    </style:style>
    <style:style style:name="gr115" style:family="graphic" style:parent-style-name="objectwithoutfill">
      <style:graphic-properties draw:marker-end="Estremità_20_linea_20_102" draw:marker-end-width="0.3cm" draw:fill="none" draw:textarea-vertical-align="middle"/>
    </style:style>
    <style:style style:name="gr116" style:family="graphic" style:parent-style-name="objectwithoutfill">
      <style:graphic-properties draw:marker-end="Estremità_20_linea_20_104" draw:marker-end-width="0.3cm" draw:fill="none" draw:textarea-vertical-align="middle"/>
    </style:style>
    <style:style style:name="gr117" style:family="graphic" style:parent-style-name="objectwithoutfill">
      <style:graphic-properties draw:marker-end="Estremità_20_linea_20_105" draw:marker-end-width="0.3cm" draw:fill="none" draw:textarea-vertical-align="middle"/>
    </style:style>
    <style:style style:name="gr118" style:family="graphic" style:parent-style-name="objectwithoutfill">
      <style:graphic-properties draw:marker-end="Estremità_20_linea_20_106" draw:marker-end-width="0.3cm" draw:fill="none" draw:textarea-vertical-align="middle"/>
    </style:style>
    <style:style style:name="gr119" style:family="graphic" style:parent-style-name="objectwithoutfill">
      <style:graphic-properties draw:marker-end="Estremità_20_linea_20_107" draw:marker-end-width="0.3cm" draw:fill="none" draw:textarea-vertical-align="middle"/>
    </style:style>
    <style:style style:name="gr120" style:family="graphic" style:parent-style-name="objectwithoutfill">
      <style:graphic-properties draw:marker-end="Estremità_20_linea_20_108" draw:marker-end-width="0.3cm" draw:fill="none" draw:textarea-vertical-align="middle"/>
    </style:style>
    <style:style style:name="pr1" style:family="presentation" style:parent-style-name="Predefinito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text-align="center" fo:text-indent="0cm"/>
      <style:text-properties fo:font-size="10pt"/>
    </style:style>
    <style:style style:name="P2" style:family="paragraph">
      <loext:graphic-properties draw:fill-color="#729fcf" draw:opacity="60%"/>
      <style:paragraph-properties fo:margin-left="0cm" fo:margin-right="0cm" fo:text-align="center" fo:text-indent="0cm"/>
      <style:text-properties fo:font-size="10pt"/>
    </style:style>
    <style:style style:name="P3" style:family="paragraph">
      <style:paragraph-properties fo:margin-left="0cm" fo:margin-right="0cm" fo:text-align="center" fo:text-indent="0cm"/>
      <style:text-properties fo:font-size="10pt" style:font-size-asian="14pt" style:font-size-complex="14pt"/>
    </style:style>
    <style:style style:name="P4" style:family="paragraph">
      <loext:graphic-properties draw:fill="none"/>
      <style:paragraph-properties fo:text-align="center"/>
      <style:text-properties fo:font-size="10pt"/>
    </style:style>
    <style:style style:name="P5" style:family="paragraph">
      <style:paragraph-properties fo:text-align="center"/>
      <style:text-properties fo:font-size="10pt"/>
    </style:style>
    <style:style style:name="P6" style:family="paragraph">
      <loext:graphic-properties draw:fill-color="#729fcf"/>
      <style:paragraph-properties fo:text-align="center"/>
      <style:text-properties fo:font-size="10pt"/>
    </style:style>
    <style:style style:name="P7" style:family="paragraph">
      <style:paragraph-properties fo:margin-top="0cm" fo:margin-bottom="0.1cm" fo:text-align="center"/>
      <style:text-properties fo:font-size="10pt"/>
    </style:style>
    <style:style style:name="P8" style:family="paragraph">
      <loext:graphic-properties draw:opacity="100%"/>
      <style:paragraph-properties fo:text-align="center"/>
      <style:text-properties fo:font-size="10pt"/>
    </style:style>
    <style:style style:name="P9" style:family="paragraph">
      <style:text-properties fo:font-size="10pt" style:font-size-asian="12pt" style:font-size-complex="12pt"/>
    </style:style>
    <style:style style:name="P10" style:family="paragraph">
      <loext:graphic-properties draw:fill="none" draw:fill-color="#ffffff"/>
      <style:text-properties fo:font-size="10pt" style:font-size-asian="12pt" style:font-size-complex="12pt"/>
    </style:style>
    <style:style style:name="P11" style:family="paragraph">
      <style:text-properties fo:font-size="10pt"/>
    </style:style>
    <style:style style:name="P12" style:family="paragraph">
      <loext:graphic-properties draw:fill="none" draw:fill-color="#ffffff"/>
      <style:text-properties fo:font-size="10pt" style:font-size-asian="14pt" style:font-size-complex="14pt"/>
    </style:style>
    <style:style style:name="P13" style:family="paragraph">
      <loext:graphic-properties draw:fill-color="#ffffff"/>
    </style:style>
    <style:style style:name="P14" style:family="paragraph">
      <style:paragraph-properties fo:text-align="center"/>
      <style:text-properties fo:font-size="11pt"/>
    </style:style>
    <style:style style:name="P15" style:family="paragraph">
      <loext:graphic-properties draw:fill-color="#d3d3d3"/>
      <style:paragraph-properties fo:text-align="center"/>
      <style:text-properties fo:font-size="11pt"/>
    </style:style>
    <style:style style:name="P16" style:family="paragraph">
      <loext:graphic-properties draw:fill-color="#32cd32"/>
      <style:paragraph-properties fo:text-align="center"/>
      <style:text-properties fo:font-size="11pt"/>
    </style:style>
    <style:style style:name="P17" style:family="paragraph">
      <loext:graphic-properties draw:fill-color="#729fcf"/>
      <style:paragraph-properties fo:text-align="center"/>
      <style:text-properties fo:font-size="11pt"/>
    </style:style>
    <style:style style:name="P18" style:family="paragraph">
      <loext:graphic-properties draw:fill="none"/>
      <style:paragraph-properties fo:text-align="center"/>
      <style:text-properties fo:font-size="11pt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ffffff"/>
      <style:paragraph-properties fo:text-align="center"/>
      <style:text-properties fo:font-size="11pt" style:font-size-asian="20pt" style:font-size-complex="20pt"/>
    </style:style>
    <style:style style:name="P21" style:family="paragraph">
      <loext:graphic-properties draw:fill="none" draw:fill-color="#ffffff"/>
      <style:paragraph-properties fo:text-align="center"/>
      <style:text-properties fo:font-size="11pt"/>
    </style:style>
    <style:style style:name="P22" style:family="paragraph">
      <style:paragraph-properties fo:text-align="end"/>
      <style:text-properties fo:font-size="11pt"/>
    </style:style>
    <style:style style:name="P23" style:family="paragraph">
      <loext:graphic-properties draw:fill="none" draw:fill-color="#ffffff"/>
      <style:paragraph-properties fo:text-align="end"/>
      <style:text-properties fo:font-size="11pt"/>
    </style:style>
    <style:style style:name="P24" style:family="paragraph">
      <style:text-properties fo:font-size="11pt"/>
    </style:style>
    <style:style style:name="P25" style:family="paragraph">
      <loext:graphic-properties draw:fill="none" draw:fill-color="#ffffff"/>
      <style:text-properties fo:font-size="11pt"/>
    </style:style>
    <style:style style:name="P26" style:family="paragraph">
      <loext:graphic-properties draw:fill-color="#dcdcdc"/>
      <style:paragraph-properties fo:text-align="center"/>
      <style:text-properties fo:font-size="11pt"/>
    </style:style>
    <style:style style:name="P27" style:family="paragraph">
      <loext:graphic-properties draw:fill="none" draw:fill-color="#729fcf"/>
      <style:paragraph-properties fo:text-align="center"/>
      <style:text-properties fo:font-size="11pt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ffffff"/>
      <style:text-properties fo:font-size="11pt" style:font-size-asian="11pt" style:font-size-complex="11pt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-color="#ffffff"/>
      <style:paragraph-properties fo:text-align="center"/>
      <style:text-properties fo:font-size="11pt"/>
    </style:style>
    <style:style style:name="T1" style:family="text">
      <style:text-properties style:font-size-asian="14pt" style:font-size-complex="14pt"/>
    </style:style>
    <style:style style:name="T2" style:family="text">
      <style:text-properties style:font-size-asian="12pt" style:font-size-complex="1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custom-shape draw:style-name="gr1" draw:text-style-name="P1" xml:id="id1" draw:id="id1" draw:layer="layout" svg:width="5.5cm" svg:height="1cm" svg:x="1.001cm" svg:y="0.5cm">
          <text:p text:style-name="P1">Campionamen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5.5cm" svg:height="1cm" svg:x="1cm" svg:y="2cm">
          <text:p text:style-name="P1">Immagine</text:p>
          <draw:enhanced-geometry svg:viewBox="0 0 21600 21600" draw:glue-points="?f6 0 10800 ?f8 ?f11 10800 ?f9 21600 10800 ?f10 ?f5 10800" draw:text-areas="?f3 ?f3 ?f4 ?f4" draw:type="parallelogram" draw:modifiers="3789.1292492274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" draw:id="id3" draw:layer="layout" svg:width="5.5cm" svg:height="1cm" svg:x="1.001cm" svg:y="3.5cm">
          <text:p text:style-name="P1">Per ogni riga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5.5cm" svg:height="1cm" svg:x="2.001cm" svg:y="5cm">
          <text:p text:style-name="P1">Sogliatura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5.5cm" svg:height="1cm" svg:x="2.001cm" svg:y="6.5cm">
          <text:p text:style-name="P3"><text:span text:style-name="T1">Run-length encoding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5.5cm" svg:height="1cm" svg:x="5.501cm" svg:y="8cm">
          <text:p text:style-name="P1">Minimo e massimo</text:p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5.5cm" svg:height="1cm" svg:x="2.001cm" svg:y="9.5cm">
          <text:p text:style-name="P1"><text:span text:style-name="T1">Normalizzazione tra min e </text:span><text:span text:style-name="T2">max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5.5cm" svg:height="1cm" svg:x="2.001cm" svg:y="11cm">
          <text:p text:style-name="P1">Run-length decoding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3.751cm" svg:y1="1.5cm" svg:x2="3.75cm" svg:y2="2cm" draw:start-shape="id1" draw:start-glue-point="2" draw:end-shape="id2" draw:end-glue-point="5" svg:d="M3751 1500l-1 500" svg:viewBox="0 0 2 501">
          <text:p/>
        </draw:connector>
        <draw:connector draw:style-name="gr5" draw:text-style-name="P4" draw:layer="layout" draw:type="line" svg:x1="3.75cm" svg:y1="3cm" svg:x2="3.751cm" svg:y2="3.5cm" draw:start-shape="id2" draw:end-shape="id3" svg:d="M3750 3000l1 500" svg:viewBox="0 0 2 501">
          <text:p/>
        </draw:connector>
        <draw:connector draw:style-name="gr6" draw:text-style-name="P4" draw:layer="layout" draw:type="line" svg:x1="3.751cm" svg:y1="4.5cm" svg:x2="4.751cm" svg:y2="5cm" draw:start-shape="id3" draw:start-glue-point="2" draw:end-shape="id4" svg:d="M3751 4500l1000 500" svg:viewBox="0 0 1001 501">
          <text:p/>
        </draw:connector>
        <draw:connector draw:style-name="gr7" draw:text-style-name="P4" draw:layer="layout" draw:type="line" svg:x1="4.751cm" svg:y1="6cm" svg:x2="4.751cm" svg:y2="6.5cm" draw:start-shape="id4" draw:start-glue-point="2" draw:end-shape="id5" draw:end-glue-point="0" svg:d="M4751 6000v500" svg:viewBox="0 0 1 501">
          <text:p/>
        </draw:connector>
        <draw:connector draw:style-name="gr8" draw:text-style-name="P4" draw:layer="layout" draw:type="line" svg:x1="4.751cm" svg:y1="7.5cm" svg:x2="8.251cm" svg:y2="8cm" draw:start-shape="id5" draw:start-glue-point="2" draw:end-shape="id6" draw:end-glue-point="0" svg:d="M4751 7500l3500 500" svg:viewBox="0 0 3501 501">
          <text:p/>
        </draw:connector>
        <draw:connector draw:style-name="gr9" draw:text-style-name="P4" draw:layer="layout" draw:type="line" svg:x1="8.251cm" svg:y1="9cm" svg:x2="4.751cm" svg:y2="9.5cm" draw:start-shape="id6" draw:start-glue-point="2" draw:end-shape="id7" draw:end-glue-point="0" svg:d="M8251 9000l-3500 500" svg:viewBox="0 0 3501 501">
          <text:p/>
        </draw:connector>
        <draw:connector draw:style-name="gr10" draw:text-style-name="P4" draw:layer="layout" draw:type="line" svg:x1="4.751cm" svg:y1="7.5cm" svg:x2="4.751cm" svg:y2="9.5cm" draw:start-shape="id5" draw:start-glue-point="2" draw:end-shape="id7" draw:end-glue-point="0" svg:d="M4751 7500v2000" svg:viewBox="0 0 1 2001">
          <text:p/>
        </draw:connector>
        <draw:connector draw:style-name="gr11" draw:text-style-name="P4" draw:layer="layout" draw:type="line" svg:x1="4.751cm" svg:y1="10.5cm" svg:x2="4.751cm" svg:y2="11cm" draw:start-shape="id7" draw:start-glue-point="2" draw:end-shape="id8" draw:end-glue-point="0" svg:d="M4751 10500v500" svg:viewBox="0 0 1 501">
          <text:p/>
        </draw:connector>
        <draw:connector draw:style-name="gr12" draw:text-style-name="P4" draw:layer="layout" draw:type="line" svg:x1="4.751cm" svg:y1="12cm" svg:x2="4.75cm" svg:y2="12.5cm" draw:start-shape="id8" draw:start-glue-point="2" draw:end-shape="id9" draw:end-glue-point="5" svg:d="M4751 12000l-1 500" svg:viewBox="0 0 2 501">
          <text:p/>
        </draw:connector>
        <draw:custom-shape draw:style-name="gr13" draw:text-style-name="P6" xml:id="id9" draw:id="id9" draw:layer="layout" svg:width="5.5cm" svg:height="1cm" svg:x="2cm" svg:y="12.5cm">
          <text:p text:style-name="P5">Sequenza di output</text:p>
          <draw:enhanced-geometry svg:viewBox="0 0 21600 21600" draw:glue-points="?f6 0 10800 ?f8 ?f11 10800 ?f9 21600 10800 ?f10 ?f5 10800" draw:text-areas="?f3 ?f3 ?f4 ?f4" draw:type="parallelogram" draw:modifiers="2886.0207235048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4" draw:text-style-name="P4" draw:layer="layout" svg:x1="1.001cm" svg:y1="4cm" svg:x2="1.001cm" svg:y2="14.5cm" draw:start-shape="id3" draw:start-glue-point="3" draw:end-shape="id10" draw:end-glue-point="3" svg:d="M1001 4000h-501v10500h501" svg:viewBox="0 0 502 10501">
          <text:p/>
        </draw:connector>
        <draw:custom-shape draw:style-name="gr1" draw:text-style-name="P1" xml:id="id10" draw:id="id10" draw:layer="layout" svg:width="5.5cm" svg:height="1cm" svg:x="1.001cm" svg:y="14cm">
          <text:p text:style-name="P1">Decodifica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4" draw:layer="layout" svg:x1="4.5cm" svg:y1="13.5cm" svg:x2="4.5cm" svg:y2="14cm">
          <text:p/>
        </draw:line>
        <draw:custom-shape draw:style-name="gr1" draw:text-style-name="P7" xml:id="id15" draw:id="id15" draw:layer="layout" svg:width="5.5cm" svg:height="1cm" svg:x="16cm" svg:y="0.5cm">
          <text:p text:style-name="P7">Decodific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xml:id="id16" draw:id="id16" draw:layer="layout" svg:width="5.5cm" svg:height="1cm" svg:x="16cm" svg:y="2cm">
          <text:p text:style-name="P5">Sequenze di input</text:p>
          <draw:enhanced-geometry svg:viewBox="0 0 21600 21600" draw:glue-points="?f6 0 10800 ?f8 ?f11 10800 ?f9 21600 10800 ?f10 ?f5 10800" draw:text-areas="?f3 ?f3 ?f4 ?f4" draw:type="parallelogram" draw:modifiers="2886.0207235048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5" xml:id="id17" draw:id="id17" draw:layer="layout" svg:width="5.5cm" svg:height="1cm" svg:x="16cm" svg:y="3.5cm">
          <text:p text:style-name="P5">Rimozione duplicati</text:p>
          <draw:enhanced-geometry svg:viewBox="0 0 21600 21600" draw:type="rectangle" draw:enhanced-path="M 0 0 L 21600 0 21600 21600 0 21600 0 0 Z N"/>
        </draw:custom-shape>
        <draw:custom-shape draw:style-name="gr3" draw:text-style-name="P5" xml:id="id11" draw:id="id11" draw:layer="layout" svg:width="5.5cm" svg:height="1cm" svg:x="16cm" svg:y="5cm">
          <text:p text:style-name="P5">Per ogni sequenza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3.5cm" svg:height="1cm" svg:x="23.5cm" svg:y="5.5cm">
          <text:p text:style-name="P5">EAN-13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3.5cm" svg:height="1cm" svg:x="23.5cm" svg:y="7cm">
          <text:p text:style-name="P5">UPC-12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3.5cm" svg:height="1cm" svg:x="23.5cm" svg:y="8.5cm">
          <text:p text:style-name="P5">C128</text:p>
          <draw:enhanced-geometry svg:viewBox="0 0 21600 21600" draw:type="rectangle" draw:enhanced-path="M 0 0 L 21600 0 21600 21600 0 21600 0 0 Z N"/>
        </draw:custom-shape>
        <draw:custom-shape draw:style-name="gr16" draw:text-style-name="P6" xml:id="id13" draw:id="id13" draw:layer="layout" svg:width="5.5cm" svg:height="1cm" svg:x="16cm" svg:y="9.5cm">
          <text:p text:style-name="P5">Output</text:p>
          <draw:enhanced-geometry svg:viewBox="0 0 21600 21600" draw:glue-points="?f6 0 10800 ?f8 ?f11 10800 ?f9 21600 10800 ?f10 ?f5 10800" draw:text-areas="?f3 ?f3 ?f4 ?f4" draw:type="parallelogram" draw:modifiers="2886.0207235048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8" draw:text-style-name="P5" xml:id="id12" draw:id="id12" draw:layer="layout" svg:width="5.5cm" svg:height="2cm" svg:x="16cm" svg:y="6.5cm">
          <text:p text:style-name="P5">Decodific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4" draw:layer="layout" draw:type="line" svg:x1="18.75cm" svg:y1="6cm" svg:x2="18.75cm" svg:y2="6.5cm" draw:start-shape="id11" draw:start-glue-point="2" draw:end-shape="id12" draw:end-glue-point="4" svg:d="M18750 6000v500" svg:viewBox="0 0 1 501">
          <text:p/>
        </draw:connector>
        <draw:connector draw:style-name="gr20" draw:text-style-name="P4" draw:layer="layout" draw:type="line" svg:x1="18.75cm" svg:y1="8.5cm" svg:x2="18.75cm" svg:y2="9.5cm" draw:start-shape="id12" draw:start-glue-point="6" draw:end-shape="id13" draw:end-glue-point="5" svg:d="M18750 8500v1000" svg:viewBox="0 0 1 1001">
          <text:p/>
        </draw:connector>
        <draw:connector draw:style-name="gr21" draw:text-style-name="P4" draw:layer="layout" svg:x1="16cm" svg:y1="5.5cm" svg:x2="16.367cm" svg:y2="10cm" draw:start-shape="id11" draw:start-glue-point="3" draw:end-shape="id13" draw:end-glue-point="9" svg:d="M16000 5500h-501v4500h868" svg:viewBox="0 0 869 4501">
          <text:p/>
        </draw:connector>
        <draw:custom-shape draw:style-name="gr1" draw:text-style-name="P7" xml:id="id14" draw:id="id14" draw:layer="layout" svg:width="5.5cm" svg:height="1cm" svg:x="16cm" svg:y="11cm">
          <text:p text:style-name="P7">F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4" draw:layer="layout" draw:type="line" svg:x1="18.75cm" svg:y1="10.5cm" svg:x2="18.75cm" svg:y2="11cm" draw:start-shape="id13" draw:start-glue-point="8" draw:end-shape="id14" draw:end-glue-point="0" svg:d="M18750 10500v500" svg:viewBox="0 0 1 501">
          <text:p/>
        </draw:connector>
        <draw:connector draw:style-name="gr23" draw:text-style-name="P4" draw:layer="layout" draw:type="line" svg:x1="18.75cm" svg:y1="1.5cm" svg:x2="18.75cm" svg:y2="2cm" draw:start-shape="id15" draw:start-glue-point="2" draw:end-shape="id16" draw:end-glue-point="5" svg:d="M18750 1500v500" svg:viewBox="0 0 1 501">
          <text:p/>
        </draw:connector>
        <draw:connector draw:style-name="gr24" draw:text-style-name="P4" draw:layer="layout" draw:type="line" svg:x1="18.75cm" svg:y1="3cm" svg:x2="18.75cm" svg:y2="3.5cm" draw:start-shape="id16" draw:start-glue-point="8" draw:end-shape="id17" draw:end-glue-point="0" svg:d="M18750 3000v500" svg:viewBox="0 0 1 501">
          <text:p/>
        </draw:connector>
        <draw:connector draw:style-name="gr25" draw:text-style-name="P4" draw:layer="layout" draw:type="line" svg:x1="18.75cm" svg:y1="4.5cm" svg:x2="18.75cm" svg:y2="5cm" draw:start-shape="id17" draw:start-glue-point="2" draw:end-shape="id11" draw:end-glue-point="0" svg:d="M18750 4500v500" svg:viewBox="0 0 1 501">
          <text:p/>
        </draw:connector>
        <draw:frame draw:style-name="gr26" draw:text-style-name="P10" draw:layer="layout" svg:width="4.25cm" svg:height="1cm" svg:x="18.75cm" svg:y="8.5cm">
          <draw:text-box>
            <text:p text:style-name="P9"><text:span text:style-name="T2">Seq. </text:span><text:span text:style-name="T2">valid</text:span><text:span text:style-name="T2">a</text:span></text:p>
          </draw:text-box>
        </draw:frame>
        <draw:custom-shape draw:style-name="gr27" draw:text-style-name="P4" xml:id="id18" draw:id="id18" draw:layer="layout" svg:width="4.5cm" svg:height="5cm" svg:x="23cm" svg:y="5cm">
          <text:p/>
          <draw:enhanced-geometry svg:viewBox="0 0 21600 21600" draw:type="rectangle" draw:enhanced-path="M 0 0 L 21600 0 21600 21600 0 21600 0 0 Z N"/>
        </draw:custom-shape>
        <draw:frame draw:style-name="gr28" draw:text-style-name="P12" draw:layer="layout" svg:width="2.627cm" svg:height="0.645cm" svg:x="23cm" svg:y="4.194cm">
          <draw:text-box>
            <text:p text:style-name="P11"><text:span text:style-name="T1">Dec</text:span><text:span text:style-name="T1">odifi</text:span><text:span text:style-name="T1">cator</text:span><text:span text:style-name="T1">i</text:span></text:p>
          </draw:text-box>
        </draw:frame>
        <draw:connector draw:style-name="gr29" draw:text-style-name="P4" draw:layer="layout" draw:type="line" svg:x1="23cm" svg:y1="7.5cm" svg:x2="21.5cm" svg:y2="7.5cm" draw:start-shape="id18" draw:start-glue-point="3" draw:end-shape="id12" draw:end-glue-point="7" svg:d="M23000 7500h-1500" svg:viewBox="0 0 1501 1">
          <text:p/>
        </draw:connector>
        <presentation:notes draw:style-name="dp2">
          <draw:page-thumbnail draw:style-name="gr30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custom-shape draw:style-name="gr31" draw:text-style-name="P14" xml:id="id19" draw:id="id19" draw:layer="layout" svg:width="1.282cm" svg:height="1.192cm" svg:x="5cm" svg:y="2.80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4" xml:id="id29" draw:id="id29" draw:layer="layout" svg:width="1.28cm" svg:height="1.192cm" svg:x="6.282cm" svg:y="2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4" xml:id="id21" draw:id="id21" draw:layer="layout" svg:width="1.282cm" svg:height="1.192cm" svg:x="7.562cm" svg:y="2.80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xml:id="id30" draw:id="id30" draw:layer="layout" svg:width="1.282cm" svg:height="1.192cm" svg:x="8.844cm" svg:y="2.80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1.28cm" svg:height="1.192cm" svg:x="10.126cm" svg:y="2.80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1.282cm" svg:height="1.192cm" svg:x="11.406cm" svg:y="2.80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81cm" svg:height="1.192cm" svg:x="12.688cm" svg:y="2.80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81cm" svg:height="1.192cm" svg:x="13.969cm" svg:y="2.80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81cm" svg:height="1.192cm" svg:x="15.25cm" svg:y="2.80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1.282cm" svg:height="1.192cm" svg:x="16.531cm" svg:y="2.80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1.28cm" svg:height="1.192cm" svg:x="17.813cm" svg:y="2.80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1.282cm" svg:height="1.192cm" svg:x="19.093cm" svg:y="2.80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1.282cm" svg:height="1.192cm" svg:x="5cm" svg:y="4.80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8cm" svg:height="1.192cm" svg:x="6.282cm" svg:y="4.80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1.282cm" svg:height="1.192cm" svg:x="7.562cm" svg:y="4.80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1.282cm" svg:height="1.192cm" svg:x="8.844cm" svg:y="4.80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7" xml:id="id20" draw:id="id20" draw:layer="layout" svg:width="1.28cm" svg:height="1.192cm" svg:x="10.126cm" svg:y="4.80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7" xml:id="id24" draw:id="id24" draw:layer="layout" svg:width="1.282cm" svg:height="1.192cm" svg:x="11.406cm" svg:y="4.80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7" xml:id="id22" draw:id="id22" draw:layer="layout" svg:width="1.281cm" svg:height="1.192cm" svg:x="12.688cm" svg:y="4.80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7" xml:id="id27" draw:id="id27" draw:layer="layout" svg:width="1.281cm" svg:height="1.192cm" svg:x="13.969cm" svg:y="4.80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81cm" svg:height="1.192cm" svg:x="15.25cm" svg:y="4.80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1.282cm" svg:height="1.192cm" svg:x="16.531cm" svg:y="4.80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1.28cm" svg:height="1.192cm" svg:x="17.813cm" svg:y="4.80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1.282cm" svg:height="1.192cm" svg:x="19.093cm" svg:y="4.8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1.282cm" svg:height="1.193cm" svg:x="5cm" svg:y="6.80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6" draw:layer="layout" svg:width="1.28cm" svg:height="1.193cm" svg:x="6.282cm" svg:y="6.80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1.282cm" svg:height="1.193cm" svg:x="7.562cm" svg:y="6.80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1.282cm" svg:height="1.193cm" svg:x="8.844cm" svg:y="6.80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6" draw:layer="layout" svg:width="1.28cm" svg:height="1.193cm" svg:x="10.126cm" svg:y="6.80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1.282cm" svg:height="1.193cm" svg:x="11.406cm" svg:y="6.80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6" draw:layer="layout" svg:width="1.281cm" svg:height="1.193cm" svg:x="12.688cm" svg:y="6.80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6" draw:layer="layout" svg:width="1.281cm" svg:height="1.193cm" svg:x="13.969cm" svg:y="6.80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7" xml:id="id23" draw:id="id23" draw:layer="layout" svg:width="1.281cm" svg:height="1.193cm" svg:x="15.25cm" svg:y="6.80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7" xml:id="id25" draw:id="id25" draw:layer="layout" svg:width="1.282cm" svg:height="1.193cm" svg:x="16.531cm" svg:y="6.80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7" xml:id="id26" draw:id="id26" draw:layer="layout" svg:width="1.28cm" svg:height="1.193cm" svg:x="17.813cm" svg:y="6.80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7" xml:id="id28" draw:id="id28" draw:layer="layout" svg:width="1.282cm" svg:height="1.193cm" svg:x="19.093cm" svg:y="6.80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1.282cm" svg:height="1.192cm" svg:x="5cm" svg:y="8.80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8cm" svg:height="1.192cm" svg:x="6.282cm" svg:y="8.80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1.282cm" svg:height="1.192cm" svg:x="7.562cm" svg:y="8.80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1.282cm" svg:height="1.192cm" svg:x="8.844cm" svg:y="8.80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8cm" svg:height="1.192cm" svg:x="10.126cm" svg:y="8.80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1.282cm" svg:height="1.192cm" svg:x="11.406cm" svg:y="8.80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1.281cm" svg:height="1.192cm" svg:x="12.688cm" svg:y="8.80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1.281cm" svg:height="1.192cm" svg:x="13.969cm" svg:y="8.80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1.281cm" svg:height="1.192cm" svg:x="15.25cm" svg:y="8.80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1.282cm" svg:height="1.192cm" svg:x="16.531cm" svg:y="8.80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8cm" svg:height="1.192cm" svg:x="17.813cm" svg:y="8.80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1.282cm" svg:height="1.192cm" svg:x="19.093cm" svg:y="8.808cm">
          <text:p/>
          <draw:enhanced-geometry svg:viewBox="0 0 21600 21600" draw:type="rectangle" draw:enhanced-path="M 0 0 L 21600 0 21600 21600 0 21600 0 0 Z N"/>
        </draw:custom-shape>
        <draw:connector draw:style-name="gr48" draw:text-style-name="P18" draw:layer="layout" draw:type="line" svg:x1="5.641cm" svg:y1="4cm" svg:x2="10.766cm" svg:y2="4.808cm" draw:start-shape="id19" draw:start-glue-point="2" draw:end-shape="id20" draw:end-glue-point="0" svg:d="M5641 4000l5125 808" svg:viewBox="0 0 5126 809">
          <text:p/>
        </draw:connector>
        <draw:connector draw:style-name="gr49" draw:text-style-name="P18" draw:layer="layout" draw:type="line" svg:x1="8.203cm" svg:y1="4cm" svg:x2="13.328cm" svg:y2="4.808cm" draw:start-shape="id21" draw:start-glue-point="2" draw:end-shape="id22" draw:end-glue-point="0" svg:d="M8203 4000l5125 808" svg:viewBox="0 0 5126 809">
          <text:p/>
        </draw:connector>
        <draw:connector draw:style-name="gr50" draw:text-style-name="P18" draw:layer="layout" draw:type="line" svg:x1="10.766cm" svg:y1="6cm" svg:x2="15.89cm" svg:y2="6.807cm" draw:start-shape="id20" draw:start-glue-point="2" draw:end-shape="id23" draw:end-glue-point="0" svg:d="M10766 6000l5124 807" svg:viewBox="0 0 5125 808">
          <text:p/>
        </draw:connector>
        <draw:connector draw:style-name="gr51" draw:text-style-name="P18" draw:layer="layout" draw:type="line" svg:x1="12.047cm" svg:y1="6cm" svg:x2="17.172cm" svg:y2="6.807cm" draw:start-shape="id24" draw:start-glue-point="2" draw:end-shape="id25" draw:end-glue-point="0" svg:d="M12047 6000l5125 807" svg:viewBox="0 0 5126 808">
          <text:p/>
        </draw:connector>
        <draw:connector draw:style-name="gr52" draw:text-style-name="P18" draw:layer="layout" draw:type="line" svg:x1="13.328cm" svg:y1="6cm" svg:x2="18.453cm" svg:y2="6.807cm" draw:start-shape="id22" draw:start-glue-point="2" draw:end-shape="id26" draw:end-glue-point="0" svg:d="M13328 6000l5125 807" svg:viewBox="0 0 5126 808">
          <text:p/>
        </draw:connector>
        <draw:connector draw:style-name="gr53" draw:text-style-name="P18" draw:layer="layout" draw:type="line" svg:x1="14.609cm" svg:y1="6cm" svg:x2="19.734cm" svg:y2="6.807cm" draw:start-shape="id27" draw:start-glue-point="2" draw:end-shape="id28" draw:end-glue-point="0" svg:d="M14609 6000l5125 807" svg:viewBox="0 0 5126 808">
          <text:p/>
        </draw:connector>
        <draw:connector draw:style-name="gr54" draw:text-style-name="P18" draw:layer="layout" draw:type="line" svg:x1="6.922cm" svg:y1="4cm" svg:x2="12.047cm" svg:y2="4.808cm" draw:start-shape="id29" draw:start-glue-point="2" draw:end-shape="id24" draw:end-glue-point="0" svg:d="M6922 4000l5125 808" svg:viewBox="0 0 5126 809">
          <text:p/>
        </draw:connector>
        <draw:connector draw:style-name="gr55" draw:text-style-name="P18" draw:layer="layout" draw:type="line" svg:x1="9.485cm" svg:y1="4cm" svg:x2="14.609cm" svg:y2="4.808cm" draw:start-shape="id30" draw:start-glue-point="2" draw:end-shape="id27" draw:end-glue-point="0" svg:d="M9485 4000l5124 808" svg:viewBox="0 0 5125 809">
          <text:p/>
        </draw:connector>
        <draw:measure draw:style-name="gr56" draw:text-style-name="P19" draw:layer="measurelines" svg:x1="5cm" svg:y1="2cm" svg:x2="10cm" svg:y2="2cm">
          <text:p text:style-name="P19"><text:span text:style-name="T3">wor</text:span><text:span text:style-name="T3">kgro</text:span><text:span text:style-name="T3">up</text:span></text:p>
        </draw:measure>
        <draw:frame draw:style-name="gr57" draw:text-style-name="P20" draw:layer="layout" svg:width="1cm" svg:height="1cm" svg:x="4cm" svg:y="3cm">
          <draw:text-box>
            <text:p text:style-name="P14">1</text:p>
          </draw:text-box>
        </draw:frame>
        <draw:frame draw:style-name="gr58" draw:text-style-name="P21" draw:layer="layout" svg:width="0.896cm" svg:height="1.038cm" svg:x="4.104cm" svg:y="5cm">
          <draw:text-box>
            <text:p text:style-name="P14">2</text:p>
          </draw:text-box>
        </draw:frame>
        <draw:frame draw:style-name="gr59" draw:text-style-name="P21" draw:layer="layout" svg:width="1cm" svg:height="0.962cm" svg:x="4cm" svg:y="7.038cm">
          <draw:text-box>
            <text:p text:style-name="P14">3</text:p>
          </draw:text-box>
        </draw:frame>
        <draw:frame draw:style-name="gr60" draw:text-style-name="P23" draw:layer="layout" svg:width="3.396cm" svg:height="0.683cm" svg:x="1.5cm" svg:y="8.962cm">
          <draw:text-box>
            <text:p text:style-name="P22">Risultato</text:p>
          </draw:text-box>
        </draw:frame>
        <draw:frame draw:style-name="gr26" draw:text-style-name="P25" draw:layer="layout" svg:width="16cm" svg:height="1cm" svg:x="5cm" svg:y="11cm">
          <draw:text-box>
            <text:p text:style-name="P24">In blu le finestre in lavorazione</text:p>
          </draw:text-box>
        </draw:frame>
        <draw:frame draw:style-name="gr26" draw:text-style-name="P25" draw:layer="layout" svg:width="16cm" svg:height="1cm" svg:x="5cm" svg:y="12cm">
          <draw:text-box>
            <text:p text:style-name="P24">In grigio le finestre da processare</text:p>
          </draw:text-box>
        </draw:frame>
        <draw:frame draw:style-name="gr26" draw:text-style-name="P25" draw:layer="layout" svg:width="16cm" svg:height="1cm" svg:x="5cm" svg:y="13cm">
          <draw:text-box>
            <text:p text:style-name="P24">In verde le finestre processate</text:p>
          </draw:text-box>
        </draw:frame>
        <presentation:notes draw:style-name="dp2">
          <draw:page-thumbnail draw:style-name="gr30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custom-shape draw:style-name="gr61" draw:text-style-name="P16" draw:layer="layout" svg:width="1.282cm" svg:height="1.192cm" svg:x="4cm" svg:y="2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2" draw:text-style-name="P17" draw:layer="layout" svg:width="1.28cm" svg:height="1.192cm" svg:x="5.282cm" svg:y="2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61" draw:text-style-name="P16" draw:layer="layout" svg:width="1.282cm" svg:height="1.192cm" svg:x="6.562cm" svg:y="2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3" draw:text-style-name="P17" draw:layer="layout" svg:width="1.282cm" svg:height="1.192cm" svg:x="7.844cm" svg:y="2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64" draw:text-style-name="P16" draw:layer="layout" svg:width="1.28cm" svg:height="1.192cm" svg:x="9.126cm" svg:y="2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3" draw:text-style-name="P17" draw:layer="layout" svg:width="1.282cm" svg:height="1.192cm" svg:x="10.406cm" svg:y="2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65" draw:text-style-name="P16" draw:layer="layout" svg:width="1.281cm" svg:height="1.192cm" svg:x="11.688cm" svg:y="2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6" draw:text-style-name="P17" draw:layer="layout" svg:width="1.281cm" svg:height="1.192cm" svg:x="12.969cm" svg:y="2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65" draw:text-style-name="P16" draw:layer="layout" svg:width="1.281cm" svg:height="1.192cm" svg:x="14.25cm" svg:y="2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3" draw:text-style-name="P17" draw:layer="layout" svg:width="1.282cm" svg:height="1.192cm" svg:x="15.531cm" svg:y="2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64" draw:text-style-name="P16" draw:layer="layout" svg:width="1.28cm" svg:height="1.192cm" svg:x="16.813cm" svg:y="2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3" draw:text-style-name="P17" draw:layer="layout" svg:width="1.282cm" svg:height="1.192cm" svg:x="18.093cm" svg:y="2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61" draw:text-style-name="P16" draw:layer="layout" svg:width="1.282cm" svg:height="1.192cm" svg:x="4cm" svg:y="4.308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7" draw:text-style-name="P26" draw:layer="layout" svg:width="1.28cm" svg:height="1.192cm" svg:x="5.282cm" svg:y="4.308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63" draw:text-style-name="P17" draw:layer="layout" svg:width="1.282cm" svg:height="1.192cm" svg:x="6.562cm" svg:y="4.308cm">
          <text:p text:style-name="P14">2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7.844cm" svg:y="4.308cm">
          <text:p text:style-name="P14">3</text:p>
          <draw:enhanced-geometry svg:viewBox="0 0 21600 21600" draw:type="rectangle" draw:enhanced-path="M 0 0 L 21600 0 21600 21600 0 21600 0 0 Z N"/>
        </draw:custom-shape>
        <draw:custom-shape draw:style-name="gr64" draw:text-style-name="P16" draw:layer="layout" svg:width="1.28cm" svg:height="1.192cm" svg:x="9.126cm" svg:y="4.308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10.406cm" svg:y="4.308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66" draw:text-style-name="P17" draw:layer="layout" svg:width="1.281cm" svg:height="1.192cm" svg:x="11.688cm" svg:y="4.308cm">
          <text:p text:style-name="P14">2</text:p>
          <draw:enhanced-geometry svg:viewBox="0 0 21600 21600" draw:type="rectangle" draw:enhanced-path="M 0 0 L 21600 0 21600 21600 0 21600 0 0 Z N"/>
        </draw:custom-shape>
        <draw:custom-shape draw:style-name="gr69" draw:text-style-name="P26" draw:layer="layout" svg:width="1.281cm" svg:height="1.192cm" svg:x="12.969cm" svg:y="4.308cm">
          <text:p text:style-name="P14">3</text:p>
          <draw:enhanced-geometry svg:viewBox="0 0 21600 21600" draw:type="rectangle" draw:enhanced-path="M 0 0 L 21600 0 21600 21600 0 21600 0 0 Z N"/>
        </draw:custom-shape>
        <draw:custom-shape draw:style-name="gr65" draw:text-style-name="P16" draw:layer="layout" svg:width="1.281cm" svg:height="1.192cm" svg:x="19.375cm" svg:y="4.308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20.656cm" svg:y="4.308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62" draw:text-style-name="P17" draw:layer="layout" svg:width="1.28cm" svg:height="1.192cm" svg:x="21.938cm" svg:y="4.308cm">
          <text:p text:style-name="P14">2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23.218cm" svg:y="4.308cm">
          <text:p text:style-name="P14">3</text:p>
          <draw:enhanced-geometry svg:viewBox="0 0 21600 21600" draw:type="rectangle" draw:enhanced-path="M 0 0 L 21600 0 21600 21600 0 21600 0 0 Z N"/>
        </draw:custom-shape>
        <draw:custom-shape draw:style-name="gr61" draw:text-style-name="P16" draw:layer="layout" svg:width="1.282cm" svg:height="1.192cm" svg:x="4cm" svg:y="6.5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7" draw:text-style-name="P26" draw:layer="layout" svg:width="1.28cm" svg:height="1.192cm" svg:x="5.282cm" svg:y="6.5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6.562cm" svg:y="6.5cm">
          <text:p text:style-name="P14">2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7.844cm" svg:y="6.5cm">
          <text:p text:style-name="P14">3</text:p>
          <draw:enhanced-geometry svg:viewBox="0 0 21600 21600" draw:type="rectangle" draw:enhanced-path="M 0 0 L 21600 0 21600 21600 0 21600 0 0 Z N"/>
        </draw:custom-shape>
        <draw:custom-shape draw:style-name="gr62" draw:text-style-name="P17" draw:layer="layout" svg:width="1.28cm" svg:height="1.192cm" svg:x="9.126cm" svg:y="6.5cm">
          <text:p text:style-name="P14">4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10.406cm" svg:y="6.5cm">
          <text:p text:style-name="P14">5</text:p>
          <draw:enhanced-geometry svg:viewBox="0 0 21600 21600" draw:type="rectangle" draw:enhanced-path="M 0 0 L 21600 0 21600 21600 0 21600 0 0 Z N"/>
        </draw:custom-shape>
        <draw:custom-shape draw:style-name="gr69" draw:text-style-name="P26" draw:layer="layout" svg:width="1.281cm" svg:height="1.192cm" svg:x="11.688cm" svg:y="6.5cm">
          <text:p text:style-name="P14">6</text:p>
          <draw:enhanced-geometry svg:viewBox="0 0 21600 21600" draw:type="rectangle" draw:enhanced-path="M 0 0 L 21600 0 21600 21600 0 21600 0 0 Z N"/>
        </draw:custom-shape>
        <draw:custom-shape draw:style-name="gr69" draw:text-style-name="P26" draw:layer="layout" svg:width="1.281cm" svg:height="1.192cm" svg:x="12.969cm" svg:y="6.5cm">
          <text:p text:style-name="P14">7</text:p>
          <draw:enhanced-geometry svg:viewBox="0 0 21600 21600" draw:type="rectangle" draw:enhanced-path="M 0 0 L 21600 0 21600 21600 0 21600 0 0 Z N"/>
        </draw:custom-shape>
        <draw:custom-shape draw:style-name="gr65" draw:text-style-name="P16" draw:layer="layout" svg:width="1.281cm" svg:height="1.192cm" svg:x="14.25cm" svg:y="6.5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15.531cm" svg:y="6.5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67" draw:text-style-name="P26" draw:layer="layout" svg:width="1.28cm" svg:height="1.192cm" svg:x="16.813cm" svg:y="6.5cm">
          <text:p text:style-name="P14">2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18.093cm" svg:y="6.5cm">
          <text:p text:style-name="P14">3</text:p>
          <draw:enhanced-geometry svg:viewBox="0 0 21600 21600" draw:type="rectangle" draw:enhanced-path="M 0 0 L 21600 0 21600 21600 0 21600 0 0 Z N"/>
        </draw:custom-shape>
        <draw:custom-shape draw:style-name="gr65" draw:text-style-name="P16" draw:layer="layout" svg:width="1.281cm" svg:height="1.192cm" svg:x="19.375cm" svg:y="2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3" draw:text-style-name="P17" draw:layer="layout" svg:width="1.282cm" svg:height="1.192cm" svg:x="20.656cm" svg:y="2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64" draw:text-style-name="P16" draw:layer="layout" svg:width="1.28cm" svg:height="1.192cm" svg:x="21.938cm" svg:y="2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3" draw:text-style-name="P17" draw:layer="layout" svg:width="1.282cm" svg:height="1.192cm" svg:x="23.218cm" svg:y="2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65" draw:text-style-name="P16" draw:layer="layout" svg:width="1.281cm" svg:height="1.192cm" svg:x="14.25cm" svg:y="4.308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15.531cm" svg:y="4.308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62" draw:text-style-name="P17" draw:layer="layout" svg:width="1.28cm" svg:height="1.192cm" svg:x="16.813cm" svg:y="4.308cm">
          <text:p text:style-name="P14">2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18.093cm" svg:y="4.308cm">
          <text:p text:style-name="P14">3</text:p>
          <draw:enhanced-geometry svg:viewBox="0 0 21600 21600" draw:type="rectangle" draw:enhanced-path="M 0 0 L 21600 0 21600 21600 0 21600 0 0 Z N"/>
        </draw:custom-shape>
        <draw:custom-shape draw:style-name="gr66" draw:text-style-name="P17" draw:layer="layout" svg:width="1.281cm" svg:height="1.192cm" svg:x="19.375cm" svg:y="6.5cm">
          <text:p text:style-name="P14">4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20.656cm" svg:y="6.5cm">
          <text:p text:style-name="P14">5</text:p>
          <draw:enhanced-geometry svg:viewBox="0 0 21600 21600" draw:type="rectangle" draw:enhanced-path="M 0 0 L 21600 0 21600 21600 0 21600 0 0 Z N"/>
        </draw:custom-shape>
        <draw:custom-shape draw:style-name="gr67" draw:text-style-name="P26" draw:layer="layout" svg:width="1.28cm" svg:height="1.192cm" svg:x="21.938cm" svg:y="6.5cm">
          <text:p text:style-name="P14">6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23.218cm" svg:y="6.5cm">
          <text:p text:style-name="P14">7</text:p>
          <draw:enhanced-geometry svg:viewBox="0 0 21600 21600" draw:type="rectangle" draw:enhanced-path="M 0 0 L 21600 0 21600 21600 0 21600 0 0 Z N"/>
        </draw:custom-shape>
        <draw:custom-shape draw:style-name="gr70" draw:text-style-name="P27" draw:layer="layout" svg:width="1.282cm" svg:height="1.192cm" svg:x="4cm" svg:y="0cm">
          <text:p text:style-name="P14">i=0</text:p>
          <draw:enhanced-geometry svg:viewBox="0 0 21600 21600" draw:type="rectangle" draw:enhanced-path="M 0 0 L 21600 0 21600 21600 0 21600 0 0 Z N"/>
        </draw:custom-shape>
        <draw:custom-shape draw:style-name="gr71" draw:text-style-name="P27" draw:layer="layout" svg:width="1.28cm" svg:height="1.192cm" svg:x="5.282cm" svg:y="0cm">
          <text:p text:style-name="P14">i=1</text:p>
          <draw:enhanced-geometry svg:viewBox="0 0 21600 21600" draw:type="rectangle" draw:enhanced-path="M 0 0 L 21600 0 21600 21600 0 21600 0 0 Z N"/>
        </draw:custom-shape>
        <draw:custom-shape draw:style-name="gr70" draw:text-style-name="P27" draw:layer="layout" svg:width="1.282cm" svg:height="1.192cm" svg:x="6.562cm" svg:y="0cm">
          <text:p text:style-name="P14">i=2</text:p>
          <draw:enhanced-geometry svg:viewBox="0 0 21600 21600" draw:type="rectangle" draw:enhanced-path="M 0 0 L 21600 0 21600 21600 0 21600 0 0 Z N"/>
        </draw:custom-shape>
        <draw:custom-shape draw:style-name="gr70" draw:text-style-name="P27" draw:layer="layout" svg:width="1.282cm" svg:height="1.192cm" svg:x="7.844cm" svg:y="0cm">
          <text:p text:style-name="P14">i=3</text:p>
          <draw:enhanced-geometry svg:viewBox="0 0 21600 21600" draw:type="rectangle" draw:enhanced-path="M 0 0 L 21600 0 21600 21600 0 21600 0 0 Z N"/>
        </draw:custom-shape>
        <draw:custom-shape draw:style-name="gr71" draw:text-style-name="P27" draw:layer="layout" svg:width="1.28cm" svg:height="1.192cm" svg:x="9.126cm" svg:y="0cm">
          <text:p text:style-name="P14">i=4</text:p>
          <draw:enhanced-geometry svg:viewBox="0 0 21600 21600" draw:type="rectangle" draw:enhanced-path="M 0 0 L 21600 0 21600 21600 0 21600 0 0 Z N"/>
        </draw:custom-shape>
        <draw:custom-shape draw:style-name="gr70" draw:text-style-name="P27" draw:layer="layout" svg:width="1.282cm" svg:height="1.192cm" svg:x="10.406cm" svg:y="0cm">
          <text:p text:style-name="P14">i=5</text:p>
          <draw:enhanced-geometry svg:viewBox="0 0 21600 21600" draw:type="rectangle" draw:enhanced-path="M 0 0 L 21600 0 21600 21600 0 21600 0 0 Z N"/>
        </draw:custom-shape>
        <draw:custom-shape draw:style-name="gr72" draw:text-style-name="P27" draw:layer="layout" svg:width="1.281cm" svg:height="1.192cm" svg:x="11.688cm" svg:y="0cm">
          <text:p text:style-name="P14">i=6</text:p>
          <draw:enhanced-geometry svg:viewBox="0 0 21600 21600" draw:type="rectangle" draw:enhanced-path="M 0 0 L 21600 0 21600 21600 0 21600 0 0 Z N"/>
        </draw:custom-shape>
        <draw:custom-shape draw:style-name="gr72" draw:text-style-name="P27" draw:layer="layout" svg:width="1.281cm" svg:height="1.192cm" svg:x="12.969cm" svg:y="0cm">
          <text:p text:style-name="P14">i=7</text:p>
          <draw:enhanced-geometry svg:viewBox="0 0 21600 21600" draw:type="rectangle" draw:enhanced-path="M 0 0 L 21600 0 21600 21600 0 21600 0 0 Z N"/>
        </draw:custom-shape>
        <draw:custom-shape draw:style-name="gr72" draw:text-style-name="P27" draw:layer="layout" svg:width="1.281cm" svg:height="1.192cm" svg:x="14.25cm" svg:y="0cm">
          <text:p text:style-name="P14">i=8</text:p>
          <draw:enhanced-geometry svg:viewBox="0 0 21600 21600" draw:type="rectangle" draw:enhanced-path="M 0 0 L 21600 0 21600 21600 0 21600 0 0 Z N"/>
        </draw:custom-shape>
        <draw:custom-shape draw:style-name="gr70" draw:text-style-name="P27" draw:layer="layout" svg:width="1.282cm" svg:height="1.192cm" svg:x="15.531cm" svg:y="0cm">
          <text:p text:style-name="P14">i=9</text:p>
          <draw:enhanced-geometry svg:viewBox="0 0 21600 21600" draw:type="rectangle" draw:enhanced-path="M 0 0 L 21600 0 21600 21600 0 21600 0 0 Z N"/>
        </draw:custom-shape>
        <draw:custom-shape draw:style-name="gr71" draw:text-style-name="P27" draw:layer="layout" svg:width="1.28cm" svg:height="1.192cm" svg:x="16.813cm" svg:y="0cm">
          <text:p text:style-name="P14">i=10</text:p>
          <draw:enhanced-geometry svg:viewBox="0 0 21600 21600" draw:type="rectangle" draw:enhanced-path="M 0 0 L 21600 0 21600 21600 0 21600 0 0 Z N"/>
        </draw:custom-shape>
        <draw:custom-shape draw:style-name="gr70" draw:text-style-name="P27" draw:layer="layout" svg:width="1.282cm" svg:height="1.192cm" svg:x="18.093cm" svg:y="0cm">
          <text:p text:style-name="P14">i=11</text:p>
          <draw:enhanced-geometry svg:viewBox="0 0 21600 21600" draw:type="rectangle" draw:enhanced-path="M 0 0 L 21600 0 21600 21600 0 21600 0 0 Z N"/>
        </draw:custom-shape>
        <draw:custom-shape draw:style-name="gr72" draw:text-style-name="P27" draw:layer="layout" svg:width="1.281cm" svg:height="1.192cm" svg:x="19.375cm" svg:y="0cm">
          <text:p text:style-name="P14">i=12</text:p>
          <draw:enhanced-geometry svg:viewBox="0 0 21600 21600" draw:type="rectangle" draw:enhanced-path="M 0 0 L 21600 0 21600 21600 0 21600 0 0 Z N"/>
        </draw:custom-shape>
        <draw:custom-shape draw:style-name="gr70" draw:text-style-name="P27" draw:layer="layout" svg:width="1.282cm" svg:height="1.192cm" svg:x="20.656cm" svg:y="0cm">
          <text:p text:style-name="P14">i=13</text:p>
          <draw:enhanced-geometry svg:viewBox="0 0 21600 21600" draw:type="rectangle" draw:enhanced-path="M 0 0 L 21600 0 21600 21600 0 21600 0 0 Z N"/>
        </draw:custom-shape>
        <draw:custom-shape draw:style-name="gr71" draw:text-style-name="P27" draw:layer="layout" svg:width="1.28cm" svg:height="1.192cm" svg:x="21.938cm" svg:y="0cm">
          <text:p text:style-name="P14">i=14</text:p>
          <draw:enhanced-geometry svg:viewBox="0 0 21600 21600" draw:type="rectangle" draw:enhanced-path="M 0 0 L 21600 0 21600 21600 0 21600 0 0 Z N"/>
        </draw:custom-shape>
        <draw:custom-shape draw:style-name="gr70" draw:text-style-name="P27" draw:layer="layout" svg:width="1.282cm" svg:height="1.192cm" svg:x="23.218cm" svg:y="0cm">
          <text:p text:style-name="P14">i=15</text:p>
          <draw:enhanced-geometry svg:viewBox="0 0 21600 21600" draw:type="rectangle" draw:enhanced-path="M 0 0 L 21600 0 21600 21600 0 21600 0 0 Z N"/>
        </draw:custom-shape>
        <draw:custom-shape draw:style-name="gr70" draw:text-style-name="P27" draw:layer="layout" svg:width="1.282cm" svg:height="1.192cm" svg:x="2.718cm" svg:y="2cm">
          <text:p text:style-name="P14">n=2</text:p>
          <draw:enhanced-geometry svg:viewBox="0 0 21600 21600" draw:type="rectangle" draw:enhanced-path="M 0 0 L 21600 0 21600 21600 0 21600 0 0 Z N"/>
        </draw:custom-shape>
        <draw:custom-shape draw:style-name="gr70" draw:text-style-name="P27" draw:layer="layout" svg:width="1.282cm" svg:height="1.192cm" svg:x="2.718cm" svg:y="4.308cm">
          <text:p text:style-name="P14">n=4</text:p>
          <draw:enhanced-geometry svg:viewBox="0 0 21600 21600" draw:type="rectangle" draw:enhanced-path="M 0 0 L 21600 0 21600 21600 0 21600 0 0 Z N"/>
        </draw:custom-shape>
        <draw:custom-shape draw:style-name="gr70" draw:text-style-name="P27" draw:layer="layout" svg:width="1.282cm" svg:height="1.192cm" svg:x="2.718cm" svg:y="6.5cm">
          <text:p text:style-name="P14">n=8</text:p>
          <draw:enhanced-geometry svg:viewBox="0 0 21600 21600" draw:type="rectangle" draw:enhanced-path="M 0 0 L 21600 0 21600 21600 0 21600 0 0 Z N"/>
        </draw:custom-shape>
        <draw:measure draw:style-name="gr73" draw:text-style-name="P19" draw:layer="measurelines" svg:x1="4cm" svg:y1="2cm" svg:x2="6.5cm" svg:y2="2cm">
          <text:p text:style-name="P19">Gruppo di 2</text:p>
        </draw:measure>
        <draw:measure draw:style-name="gr74" draw:text-style-name="P28" draw:layer="measurelines" svg:x1="4cm" svg:y1="4.308cm" svg:x2="9.126cm" svg:y2="4.308cm">
          <text:p text:style-name="P28"><text:span text:style-name="T4">Gru</text:span><text:span text:style-name="T4">ppo </text:span><text:span text:style-name="T4">di 4</text:span></text:p>
        </draw:measure>
        <draw:measure draw:style-name="gr75" draw:text-style-name="P29" draw:layer="measurelines" svg:x1="4cm" svg:y1="6.5cm" svg:x2="14.25cm" svg:y2="6.5cm">
          <text:p text:style-name="P29"><text:span text:style-name="T4">Gru</text:span><text:span text:style-name="T4">ppo </text:span><text:span text:style-name="T4">di 8</text:span></text:p>
        </draw:measure>
        <draw:custom-shape draw:style-name="gr61" draw:text-style-name="P16" draw:layer="layout" svg:width="1.282cm" svg:height="1.192cm" svg:x="4cm" svg:y="8.808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7" draw:text-style-name="P26" draw:layer="layout" svg:width="1.28cm" svg:height="1.192cm" svg:x="5.282cm" svg:y="8.808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6.562cm" svg:y="8.808cm">
          <text:p text:style-name="P14">2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7.844cm" svg:y="8.808cm">
          <text:p text:style-name="P14">3</text:p>
          <draw:enhanced-geometry svg:viewBox="0 0 21600 21600" draw:type="rectangle" draw:enhanced-path="M 0 0 L 21600 0 21600 21600 0 21600 0 0 Z N"/>
        </draw:custom-shape>
        <draw:custom-shape draw:style-name="gr76" draw:text-style-name="P15" draw:layer="layout" svg:width="1.28cm" svg:height="1.192cm" svg:x="9.126cm" svg:y="8.808cm">
          <text:p text:style-name="P14">4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10.406cm" svg:y="8.808cm">
          <text:p text:style-name="P14">5</text:p>
          <draw:enhanced-geometry svg:viewBox="0 0 21600 21600" draw:type="rectangle" draw:enhanced-path="M 0 0 L 21600 0 21600 21600 0 21600 0 0 Z N"/>
        </draw:custom-shape>
        <draw:custom-shape draw:style-name="gr69" draw:text-style-name="P26" draw:layer="layout" svg:width="1.281cm" svg:height="1.192cm" svg:x="11.688cm" svg:y="8.808cm">
          <text:p text:style-name="P14">6</text:p>
          <draw:enhanced-geometry svg:viewBox="0 0 21600 21600" draw:type="rectangle" draw:enhanced-path="M 0 0 L 21600 0 21600 21600 0 21600 0 0 Z N"/>
        </draw:custom-shape>
        <draw:custom-shape draw:style-name="gr69" draw:text-style-name="P26" draw:layer="layout" svg:width="1.281cm" svg:height="1.192cm" svg:x="12.969cm" svg:y="8.808cm">
          <text:p text:style-name="P14">7</text:p>
          <draw:enhanced-geometry svg:viewBox="0 0 21600 21600" draw:type="rectangle" draw:enhanced-path="M 0 0 L 21600 0 21600 21600 0 21600 0 0 Z N"/>
        </draw:custom-shape>
        <draw:custom-shape draw:style-name="gr66" draw:text-style-name="P17" draw:layer="layout" svg:width="1.281cm" svg:height="1.192cm" svg:x="14.25cm" svg:y="8.808cm">
          <text:p text:style-name="P14">8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15.531cm" svg:y="8.808cm">
          <text:p text:style-name="P14">9</text:p>
          <draw:enhanced-geometry svg:viewBox="0 0 21600 21600" draw:type="rectangle" draw:enhanced-path="M 0 0 L 21600 0 21600 21600 0 21600 0 0 Z N"/>
        </draw:custom-shape>
        <draw:custom-shape draw:style-name="gr67" draw:text-style-name="P26" draw:layer="layout" svg:width="1.28cm" svg:height="1.192cm" svg:x="16.813cm" svg:y="8.808cm">
          <text:p text:style-name="P14">10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18.093cm" svg:y="8.808cm">
          <text:p text:style-name="P14">11</text:p>
          <draw:enhanced-geometry svg:viewBox="0 0 21600 21600" draw:type="rectangle" draw:enhanced-path="M 0 0 L 21600 0 21600 21600 0 21600 0 0 Z N"/>
        </draw:custom-shape>
        <draw:custom-shape draw:style-name="gr77" draw:text-style-name="P15" draw:layer="layout" svg:width="1.281cm" svg:height="1.192cm" svg:x="19.375cm" svg:y="8.808cm">
          <text:p text:style-name="P14">12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20.656cm" svg:y="8.808cm">
          <text:p text:style-name="P14">13</text:p>
          <draw:enhanced-geometry svg:viewBox="0 0 21600 21600" draw:type="rectangle" draw:enhanced-path="M 0 0 L 21600 0 21600 21600 0 21600 0 0 Z N"/>
        </draw:custom-shape>
        <draw:custom-shape draw:style-name="gr67" draw:text-style-name="P26" draw:layer="layout" svg:width="1.28cm" svg:height="1.192cm" svg:x="21.938cm" svg:y="8.808cm">
          <text:p text:style-name="P14">14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23.218cm" svg:y="8.808cm">
          <text:p text:style-name="P14">15</text:p>
          <draw:enhanced-geometry svg:viewBox="0 0 21600 21600" draw:type="rectangle" draw:enhanced-path="M 0 0 L 21600 0 21600 21600 0 21600 0 0 Z N"/>
        </draw:custom-shape>
        <draw:custom-shape draw:style-name="gr70" draw:text-style-name="P27" draw:layer="layout" svg:width="1.282cm" svg:height="1.192cm" svg:x="2.718cm" svg:y="8.808cm">
          <text:p text:style-name="P14">n=16</text:p>
          <draw:enhanced-geometry svg:viewBox="0 0 21600 21600" draw:type="rectangle" draw:enhanced-path="M 0 0 L 21600 0 21600 21600 0 21600 0 0 Z N"/>
        </draw:custom-shape>
        <draw:measure draw:style-name="gr78" draw:text-style-name="P29" draw:layer="layout" svg:x1="4cm" svg:y1="8.808cm" svg:x2="24.5cm" svg:y2="8.808cm">
          <text:p text:style-name="P29"><text:span text:style-name="T4">Gru</text:span><text:span text:style-name="T4">ppo </text:span><text:span text:style-name="T4">di </text:span><text:span text:style-name="T4">16</text:span></text:p>
        </draw:measure>
        <draw:frame draw:style-name="gr79" draw:text-style-name="P30" draw:layer="layout" svg:width="9cm" svg:height="1.979cm" svg:x="4cm" svg:y="11.317cm">
          <draw:text-box>
            <text:p><text:span text:style-name="T4">All’i</text:span><text:span text:style-name="T4">nter</text:span><text:span text:style-name="T4">no </text:span><text:span text:style-name="T4">dell</text:span><text:span text:style-name="T4">e </text:span><text:span text:style-name="T4">cell</text:span><text:span text:style-name="T4">e il </text:span><text:span text:style-name="T4">valo</text:span><text:span text:style-name="T4">re </text:span><text:span text:style-name="T5">mas</text:span><text:span text:style-name="T5">k = </text:span><text:span text:style-name="T6">i&amp;(n</text:span><text:span text:style-name="T6">-1)</text:span></text:p>
            <text:p><text:span text:style-name="T7">In </text:span><text:span text:style-name="T7">verd</text:span><text:span text:style-name="T7">e </text:span><text:span text:style-name="T6">mas</text:span><text:span text:style-name="T6">k </text:span><text:span text:style-name="T6">== </text:span><text:span text:style-name="T6">0</text:span></text:p>
            <text:p><text:span text:style-name="T7">In </text:span><text:span text:style-name="T7">grigi</text:span><text:span text:style-name="T7">o </text:span><text:span text:style-name="T6">mas</text:span><text:span text:style-name="T6">k != </text:span><text:span text:style-name="T6">0</text:span></text:p>
            <text:p><text:span text:style-name="T7">In </text:span><text:span text:style-name="T7">blu </text:span><text:span text:style-name="T6">mas</text:span><text:span text:style-name="T6">k </text:span><text:span text:style-name="T6">== </text:span><text:span text:style-name="T6">mid</text:span><text:span text:style-name="T6">dle</text:span></text:p>
          </draw:text-box>
        </draw:frame>
        <presentation:notes draw:style-name="dp2">
          <draw:page-thumbnail draw:style-name="gr30" draw:layer="layout" svg:width="19.798cm" svg:height="11.136cm" svg:x="0.6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custom-shape draw:style-name="gr63" draw:text-style-name="P17" xml:id="id31" draw:id="id31" draw:layer="layout" svg:width="1.282cm" svg:height="1.192cm" svg:x="4.001cm" svg:y="2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4" draw:text-style-name="P16" xml:id="id32" draw:id="id32" draw:layer="layout" svg:width="1.28cm" svg:height="1.192cm" svg:x="5.283cm" svg:y="2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3" draw:text-style-name="P17" xml:id="id49" draw:id="id49" draw:layer="layout" svg:width="1.282cm" svg:height="1.192cm" svg:x="6.563cm" svg:y="2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1" draw:text-style-name="P16" xml:id="id50" draw:id="id50" draw:layer="layout" svg:width="1.282cm" svg:height="1.192cm" svg:x="7.845cm" svg:y="2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2" draw:text-style-name="P17" xml:id="id51" draw:id="id51" draw:layer="layout" svg:width="1.28cm" svg:height="1.192cm" svg:x="9.127cm" svg:y="2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1" draw:text-style-name="P16" xml:id="id52" draw:id="id52" draw:layer="layout" svg:width="1.282cm" svg:height="1.192cm" svg:x="10.407cm" svg:y="2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6" draw:text-style-name="P17" xml:id="id53" draw:id="id53" draw:layer="layout" svg:width="1.281cm" svg:height="1.192cm" svg:x="11.689cm" svg:y="2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5" draw:text-style-name="P16" xml:id="id54" draw:id="id54" draw:layer="layout" svg:width="1.281cm" svg:height="1.192cm" svg:x="12.97cm" svg:y="2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6" draw:text-style-name="P17" xml:id="id55" draw:id="id55" draw:layer="layout" svg:width="1.281cm" svg:height="1.192cm" svg:x="14.251cm" svg:y="2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1" draw:text-style-name="P16" xml:id="id56" draw:id="id56" draw:layer="layout" svg:width="1.282cm" svg:height="1.192cm" svg:x="15.532cm" svg:y="2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2" draw:text-style-name="P17" xml:id="id57" draw:id="id57" draw:layer="layout" svg:width="1.28cm" svg:height="1.192cm" svg:x="16.814cm" svg:y="2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1" draw:text-style-name="P16" xml:id="id58" draw:id="id58" draw:layer="layout" svg:width="1.282cm" svg:height="1.192cm" svg:x="18.094cm" svg:y="2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4.001cm" svg:y="4.308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2" draw:text-style-name="P17" xml:id="id33" draw:id="id33" draw:layer="layout" svg:width="1.28cm" svg:height="1.192cm" svg:x="5.283cm" svg:y="4.308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61" draw:text-style-name="P16" xml:id="id66" draw:id="id66" draw:layer="layout" svg:width="1.282cm" svg:height="1.192cm" svg:x="6.563cm" svg:y="4.308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1" draw:text-style-name="P16" xml:id="id34" draw:id="id34" draw:layer="layout" svg:width="1.282cm" svg:height="1.192cm" svg:x="7.845cm" svg:y="4.308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67" draw:text-style-name="P26" draw:layer="layout" svg:width="1.28cm" svg:height="1.192cm" svg:x="9.127cm" svg:y="4.308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3" draw:text-style-name="P17" xml:id="id63" draw:id="id63" draw:layer="layout" svg:width="1.282cm" svg:height="1.192cm" svg:x="10.407cm" svg:y="4.308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65" draw:text-style-name="P16" xml:id="id64" draw:id="id64" draw:layer="layout" svg:width="1.281cm" svg:height="1.192cm" svg:x="11.689cm" svg:y="4.308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5" draw:text-style-name="P16" xml:id="id65" draw:id="id65" draw:layer="layout" svg:width="1.281cm" svg:height="1.192cm" svg:x="12.97cm" svg:y="4.308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69" draw:text-style-name="P26" draw:layer="layout" svg:width="1.281cm" svg:height="1.192cm" svg:x="19.376cm" svg:y="4.308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3" draw:text-style-name="P17" xml:id="id70" draw:id="id70" draw:layer="layout" svg:width="1.282cm" svg:height="1.192cm" svg:x="20.657cm" svg:y="4.308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64" draw:text-style-name="P16" xml:id="id71" draw:id="id71" draw:layer="layout" svg:width="1.28cm" svg:height="1.192cm" svg:x="21.939cm" svg:y="4.308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1" draw:text-style-name="P16" xml:id="id72" draw:id="id72" draw:layer="layout" svg:width="1.282cm" svg:height="1.192cm" svg:x="23.219cm" svg:y="4.308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4.001cm" svg:y="6.5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7" draw:text-style-name="P26" draw:layer="layout" svg:width="1.28cm" svg:height="1.192cm" svg:x="5.283cm" svg:y="6.5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6.563cm" svg:y="6.5cm">
          <text:p text:style-name="P14">2</text:p>
          <draw:enhanced-geometry svg:viewBox="0 0 21600 21600" draw:type="rectangle" draw:enhanced-path="M 0 0 L 21600 0 21600 21600 0 21600 0 0 Z N"/>
        </draw:custom-shape>
        <draw:custom-shape draw:style-name="gr63" draw:text-style-name="P17" xml:id="id35" draw:id="id35" draw:layer="layout" svg:width="1.282cm" svg:height="1.192cm" svg:x="7.845cm" svg:y="6.5cm">
          <text:p text:style-name="P14">3</text:p>
          <draw:enhanced-geometry svg:viewBox="0 0 21600 21600" draw:type="rectangle" draw:enhanced-path="M 0 0 L 21600 0 21600 21600 0 21600 0 0 Z N"/>
        </draw:custom-shape>
        <draw:custom-shape draw:style-name="gr64" draw:text-style-name="P16" xml:id="id36" draw:id="id36" draw:layer="layout" svg:width="1.28cm" svg:height="1.192cm" svg:x="9.127cm" svg:y="6.5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1" draw:text-style-name="P16" xml:id="id37" draw:id="id37" draw:layer="layout" svg:width="1.282cm" svg:height="1.192cm" svg:x="10.407cm" svg:y="6.5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65" draw:text-style-name="P16" xml:id="id38" draw:id="id38" draw:layer="layout" svg:width="1.281cm" svg:height="1.192cm" svg:x="11.689cm" svg:y="6.5cm">
          <text:p text:style-name="P14">2</text:p>
          <draw:enhanced-geometry svg:viewBox="0 0 21600 21600" draw:type="rectangle" draw:enhanced-path="M 0 0 L 21600 0 21600 21600 0 21600 0 0 Z N"/>
        </draw:custom-shape>
        <draw:custom-shape draw:style-name="gr65" draw:text-style-name="P16" xml:id="id39" draw:id="id39" draw:layer="layout" svg:width="1.281cm" svg:height="1.192cm" svg:x="12.97cm" svg:y="6.5cm">
          <text:p text:style-name="P14">3</text:p>
          <draw:enhanced-geometry svg:viewBox="0 0 21600 21600" draw:type="rectangle" draw:enhanced-path="M 0 0 L 21600 0 21600 21600 0 21600 0 0 Z N"/>
        </draw:custom-shape>
        <draw:custom-shape draw:style-name="gr69" draw:text-style-name="P26" draw:layer="layout" svg:width="1.281cm" svg:height="1.192cm" svg:x="14.251cm" svg:y="6.5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15.532cm" svg:y="6.5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67" draw:text-style-name="P26" draw:layer="layout" svg:width="1.28cm" svg:height="1.192cm" svg:x="16.814cm" svg:y="6.5cm">
          <text:p text:style-name="P14">2</text:p>
          <draw:enhanced-geometry svg:viewBox="0 0 21600 21600" draw:type="rectangle" draw:enhanced-path="M 0 0 L 21600 0 21600 21600 0 21600 0 0 Z N"/>
        </draw:custom-shape>
        <draw:custom-shape draw:style-name="gr63" draw:text-style-name="P17" xml:id="id73" draw:id="id73" draw:layer="layout" svg:width="1.282cm" svg:height="1.192cm" svg:x="18.094cm" svg:y="6.5cm">
          <text:p text:style-name="P14">3</text:p>
          <draw:enhanced-geometry svg:viewBox="0 0 21600 21600" draw:type="rectangle" draw:enhanced-path="M 0 0 L 21600 0 21600 21600 0 21600 0 0 Z N"/>
        </draw:custom-shape>
        <draw:custom-shape draw:style-name="gr66" draw:text-style-name="P17" xml:id="id59" draw:id="id59" draw:layer="layout" svg:width="1.281cm" svg:height="1.192cm" svg:x="19.376cm" svg:y="2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1" draw:text-style-name="P16" xml:id="id60" draw:id="id60" draw:layer="layout" svg:width="1.282cm" svg:height="1.192cm" svg:x="20.657cm" svg:y="2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2" draw:text-style-name="P17" xml:id="id61" draw:id="id61" draw:layer="layout" svg:width="1.28cm" svg:height="1.192cm" svg:x="21.939cm" svg:y="2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1" draw:text-style-name="P16" xml:id="id62" draw:id="id62" draw:layer="layout" svg:width="1.282cm" svg:height="1.192cm" svg:x="23.219cm" svg:y="2cm">
          <text:p text:style-name="P14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6" draw:layer="layout" svg:width="1.281cm" svg:height="1.192cm" svg:x="14.251cm" svg:y="4.308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3" draw:text-style-name="P17" xml:id="id67" draw:id="id67" draw:layer="layout" svg:width="1.282cm" svg:height="1.192cm" svg:x="15.532cm" svg:y="4.308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64" draw:text-style-name="P16" xml:id="id68" draw:id="id68" draw:layer="layout" svg:width="1.28cm" svg:height="1.192cm" svg:x="16.814cm" svg:y="4.308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1" draw:text-style-name="P16" xml:id="id69" draw:id="id69" draw:layer="layout" svg:width="1.282cm" svg:height="1.192cm" svg:x="18.094cm" svg:y="4.308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65" draw:text-style-name="P16" xml:id="id77" draw:id="id77" draw:layer="layout" svg:width="1.281cm" svg:height="1.192cm" svg:x="19.376cm" svg:y="6.5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1" draw:text-style-name="P16" xml:id="id76" draw:id="id76" draw:layer="layout" svg:width="1.282cm" svg:height="1.192cm" svg:x="20.657cm" svg:y="6.5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64" draw:text-style-name="P16" xml:id="id75" draw:id="id75" draw:layer="layout" svg:width="1.28cm" svg:height="1.192cm" svg:x="21.939cm" svg:y="6.5cm">
          <text:p text:style-name="P14">2</text:p>
          <draw:enhanced-geometry svg:viewBox="0 0 21600 21600" draw:type="rectangle" draw:enhanced-path="M 0 0 L 21600 0 21600 21600 0 21600 0 0 Z N"/>
        </draw:custom-shape>
        <draw:custom-shape draw:style-name="gr61" draw:text-style-name="P16" xml:id="id74" draw:id="id74" draw:layer="layout" svg:width="1.282cm" svg:height="1.192cm" svg:x="23.219cm" svg:y="6.5cm">
          <text:p text:style-name="P14">3</text:p>
          <draw:enhanced-geometry svg:viewBox="0 0 21600 21600" draw:type="rectangle" draw:enhanced-path="M 0 0 L 21600 0 21600 21600 0 21600 0 0 Z N"/>
        </draw:custom-shape>
        <draw:custom-shape draw:style-name="gr70" draw:text-style-name="P27" draw:layer="layout" svg:width="1.282cm" svg:height="1.192cm" svg:x="4.001cm" svg:y="0cm">
          <text:p text:style-name="P14">i=0</text:p>
          <draw:enhanced-geometry svg:viewBox="0 0 21600 21600" draw:type="rectangle" draw:enhanced-path="M 0 0 L 21600 0 21600 21600 0 21600 0 0 Z N"/>
        </draw:custom-shape>
        <draw:custom-shape draw:style-name="gr71" draw:text-style-name="P27" draw:layer="layout" svg:width="1.28cm" svg:height="1.192cm" svg:x="5.283cm" svg:y="0cm">
          <text:p text:style-name="P14">i=1</text:p>
          <draw:enhanced-geometry svg:viewBox="0 0 21600 21600" draw:type="rectangle" draw:enhanced-path="M 0 0 L 21600 0 21600 21600 0 21600 0 0 Z N"/>
        </draw:custom-shape>
        <draw:custom-shape draw:style-name="gr70" draw:text-style-name="P27" draw:layer="layout" svg:width="1.282cm" svg:height="1.192cm" svg:x="6.563cm" svg:y="0cm">
          <text:p text:style-name="P14">i=2</text:p>
          <draw:enhanced-geometry svg:viewBox="0 0 21600 21600" draw:type="rectangle" draw:enhanced-path="M 0 0 L 21600 0 21600 21600 0 21600 0 0 Z N"/>
        </draw:custom-shape>
        <draw:custom-shape draw:style-name="gr70" draw:text-style-name="P27" draw:layer="layout" svg:width="1.282cm" svg:height="1.192cm" svg:x="7.845cm" svg:y="0cm">
          <text:p text:style-name="P14">i=3</text:p>
          <draw:enhanced-geometry svg:viewBox="0 0 21600 21600" draw:type="rectangle" draw:enhanced-path="M 0 0 L 21600 0 21600 21600 0 21600 0 0 Z N"/>
        </draw:custom-shape>
        <draw:custom-shape draw:style-name="gr71" draw:text-style-name="P27" draw:layer="layout" svg:width="1.28cm" svg:height="1.192cm" svg:x="9.127cm" svg:y="0cm">
          <text:p text:style-name="P14">i=4</text:p>
          <draw:enhanced-geometry svg:viewBox="0 0 21600 21600" draw:type="rectangle" draw:enhanced-path="M 0 0 L 21600 0 21600 21600 0 21600 0 0 Z N"/>
        </draw:custom-shape>
        <draw:custom-shape draw:style-name="gr70" draw:text-style-name="P27" draw:layer="layout" svg:width="1.282cm" svg:height="1.192cm" svg:x="10.407cm" svg:y="0cm">
          <text:p text:style-name="P14">i=5</text:p>
          <draw:enhanced-geometry svg:viewBox="0 0 21600 21600" draw:type="rectangle" draw:enhanced-path="M 0 0 L 21600 0 21600 21600 0 21600 0 0 Z N"/>
        </draw:custom-shape>
        <draw:custom-shape draw:style-name="gr72" draw:text-style-name="P27" draw:layer="layout" svg:width="1.281cm" svg:height="1.192cm" svg:x="11.689cm" svg:y="0cm">
          <text:p text:style-name="P14">i=6</text:p>
          <draw:enhanced-geometry svg:viewBox="0 0 21600 21600" draw:type="rectangle" draw:enhanced-path="M 0 0 L 21600 0 21600 21600 0 21600 0 0 Z N"/>
        </draw:custom-shape>
        <draw:custom-shape draw:style-name="gr72" draw:text-style-name="P27" draw:layer="layout" svg:width="1.281cm" svg:height="1.192cm" svg:x="12.97cm" svg:y="0cm">
          <text:p text:style-name="P14">i=7</text:p>
          <draw:enhanced-geometry svg:viewBox="0 0 21600 21600" draw:type="rectangle" draw:enhanced-path="M 0 0 L 21600 0 21600 21600 0 21600 0 0 Z N"/>
        </draw:custom-shape>
        <draw:custom-shape draw:style-name="gr72" draw:text-style-name="P27" draw:layer="layout" svg:width="1.281cm" svg:height="1.192cm" svg:x="14.251cm" svg:y="0cm">
          <text:p text:style-name="P14">i=8</text:p>
          <draw:enhanced-geometry svg:viewBox="0 0 21600 21600" draw:type="rectangle" draw:enhanced-path="M 0 0 L 21600 0 21600 21600 0 21600 0 0 Z N"/>
        </draw:custom-shape>
        <draw:custom-shape draw:style-name="gr70" draw:text-style-name="P27" draw:layer="layout" svg:width="1.282cm" svg:height="1.192cm" svg:x="15.532cm" svg:y="0cm">
          <text:p text:style-name="P14">i=9</text:p>
          <draw:enhanced-geometry svg:viewBox="0 0 21600 21600" draw:type="rectangle" draw:enhanced-path="M 0 0 L 21600 0 21600 21600 0 21600 0 0 Z N"/>
        </draw:custom-shape>
        <draw:custom-shape draw:style-name="gr71" draw:text-style-name="P27" draw:layer="layout" svg:width="1.28cm" svg:height="1.192cm" svg:x="16.814cm" svg:y="0cm">
          <text:p text:style-name="P14">i=10</text:p>
          <draw:enhanced-geometry svg:viewBox="0 0 21600 21600" draw:type="rectangle" draw:enhanced-path="M 0 0 L 21600 0 21600 21600 0 21600 0 0 Z N"/>
        </draw:custom-shape>
        <draw:custom-shape draw:style-name="gr70" draw:text-style-name="P27" draw:layer="layout" svg:width="1.282cm" svg:height="1.192cm" svg:x="18.094cm" svg:y="0cm">
          <text:p text:style-name="P14">i=11</text:p>
          <draw:enhanced-geometry svg:viewBox="0 0 21600 21600" draw:type="rectangle" draw:enhanced-path="M 0 0 L 21600 0 21600 21600 0 21600 0 0 Z N"/>
        </draw:custom-shape>
        <draw:custom-shape draw:style-name="gr72" draw:text-style-name="P27" draw:layer="layout" svg:width="1.281cm" svg:height="1.192cm" svg:x="19.376cm" svg:y="0cm">
          <text:p text:style-name="P14">i=12</text:p>
          <draw:enhanced-geometry svg:viewBox="0 0 21600 21600" draw:type="rectangle" draw:enhanced-path="M 0 0 L 21600 0 21600 21600 0 21600 0 0 Z N"/>
        </draw:custom-shape>
        <draw:custom-shape draw:style-name="gr70" draw:text-style-name="P27" draw:layer="layout" svg:width="1.282cm" svg:height="1.192cm" svg:x="20.657cm" svg:y="0cm">
          <text:p text:style-name="P14">i=13</text:p>
          <draw:enhanced-geometry svg:viewBox="0 0 21600 21600" draw:type="rectangle" draw:enhanced-path="M 0 0 L 21600 0 21600 21600 0 21600 0 0 Z N"/>
        </draw:custom-shape>
        <draw:custom-shape draw:style-name="gr71" draw:text-style-name="P27" draw:layer="layout" svg:width="1.28cm" svg:height="1.192cm" svg:x="21.939cm" svg:y="0cm">
          <text:p text:style-name="P14">i=14</text:p>
          <draw:enhanced-geometry svg:viewBox="0 0 21600 21600" draw:type="rectangle" draw:enhanced-path="M 0 0 L 21600 0 21600 21600 0 21600 0 0 Z N"/>
        </draw:custom-shape>
        <draw:custom-shape draw:style-name="gr70" draw:text-style-name="P27" draw:layer="layout" svg:width="1.282cm" svg:height="1.192cm" svg:x="23.219cm" svg:y="0cm">
          <text:p text:style-name="P14">i=15</text:p>
          <draw:enhanced-geometry svg:viewBox="0 0 21600 21600" draw:type="rectangle" draw:enhanced-path="M 0 0 L 21600 0 21600 21600 0 21600 0 0 Z N"/>
        </draw:custom-shape>
        <draw:custom-shape draw:style-name="gr70" draw:text-style-name="P27" draw:layer="layout" svg:width="1.282cm" svg:height="1.192cm" svg:x="2.719cm" svg:y="2cm">
          <text:p text:style-name="P14">n=1</text:p>
          <draw:enhanced-geometry svg:viewBox="0 0 21600 21600" draw:type="rectangle" draw:enhanced-path="M 0 0 L 21600 0 21600 21600 0 21600 0 0 Z N"/>
        </draw:custom-shape>
        <draw:custom-shape draw:style-name="gr70" draw:text-style-name="P27" draw:layer="layout" svg:width="1.282cm" svg:height="1.192cm" svg:x="2.719cm" svg:y="4.308cm">
          <text:p text:style-name="P14">n=2</text:p>
          <draw:enhanced-geometry svg:viewBox="0 0 21600 21600" draw:type="rectangle" draw:enhanced-path="M 0 0 L 21600 0 21600 21600 0 21600 0 0 Z N"/>
        </draw:custom-shape>
        <draw:custom-shape draw:style-name="gr70" draw:text-style-name="P27" draw:layer="layout" svg:width="1.282cm" svg:height="1.192cm" svg:x="2.719cm" svg:y="6.5cm">
          <text:p text:style-name="P14">n=4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4.001cm" svg:y="8.808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7" draw:text-style-name="P26" draw:layer="layout" svg:width="1.28cm" svg:height="1.192cm" svg:x="5.283cm" svg:y="8.808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6.563cm" svg:y="8.808cm">
          <text:p text:style-name="P14">2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7.845cm" svg:y="8.808cm">
          <text:p text:style-name="P14">3</text:p>
          <draw:enhanced-geometry svg:viewBox="0 0 21600 21600" draw:type="rectangle" draw:enhanced-path="M 0 0 L 21600 0 21600 21600 0 21600 0 0 Z N"/>
        </draw:custom-shape>
        <draw:custom-shape draw:style-name="gr67" draw:text-style-name="P26" draw:layer="layout" svg:width="1.28cm" svg:height="1.192cm" svg:x="9.127cm" svg:y="8.808cm">
          <text:p text:style-name="P14">4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10.407cm" svg:y="8.808cm">
          <text:p text:style-name="P14">5</text:p>
          <draw:enhanced-geometry svg:viewBox="0 0 21600 21600" draw:type="rectangle" draw:enhanced-path="M 0 0 L 21600 0 21600 21600 0 21600 0 0 Z N"/>
        </draw:custom-shape>
        <draw:custom-shape draw:style-name="gr69" draw:text-style-name="P26" draw:layer="layout" svg:width="1.281cm" svg:height="1.192cm" svg:x="11.689cm" svg:y="8.808cm">
          <text:p text:style-name="P14">6</text:p>
          <draw:enhanced-geometry svg:viewBox="0 0 21600 21600" draw:type="rectangle" draw:enhanced-path="M 0 0 L 21600 0 21600 21600 0 21600 0 0 Z N"/>
        </draw:custom-shape>
        <draw:custom-shape draw:style-name="gr66" draw:text-style-name="P17" xml:id="id40" draw:id="id40" draw:layer="layout" svg:width="1.281cm" svg:height="1.192cm" svg:x="12.97cm" svg:y="8.808cm">
          <text:p text:style-name="P14">7</text:p>
          <draw:enhanced-geometry svg:viewBox="0 0 21600 21600" draw:type="rectangle" draw:enhanced-path="M 0 0 L 21600 0 21600 21600 0 21600 0 0 Z N"/>
        </draw:custom-shape>
        <draw:custom-shape draw:style-name="gr70" draw:text-style-name="P27" draw:layer="layout" svg:width="1.282cm" svg:height="1.192cm" svg:x="2.719cm" svg:y="8.808cm">
          <text:p text:style-name="P14">n=8</text:p>
          <draw:enhanced-geometry svg:viewBox="0 0 21600 21600" draw:type="rectangle" draw:enhanced-path="M 0 0 L 21600 0 21600 21600 0 21600 0 0 Z N"/>
        </draw:custom-shape>
        <draw:frame draw:style-name="gr79" draw:text-style-name="P30" draw:layer="layout" svg:width="9cm" svg:height="1.979cm" svg:x="4.001cm" svg:y="11.317cm">
          <draw:text-box>
            <text:p><text:span text:style-name="T4">All’i</text:span><text:span text:style-name="T4">nter</text:span><text:span text:style-name="T4">no </text:span><text:span text:style-name="T4">dell</text:span><text:span text:style-name="T4">e </text:span><text:span text:style-name="T4">cell</text:span><text:span text:style-name="T4">e il </text:span><text:span text:style-name="T4">valo</text:span><text:span text:style-name="T4">re </text:span><text:span text:style-name="T5">ste</text:span><text:span text:style-name="T5">p = </text:span><text:span text:style-name="T6">i&amp;(n</text:span><text:span text:style-name="T6">-1)</text:span></text:p>
            <text:p><text:span text:style-name="T7">In </text:span><text:span text:style-name="T7">verd</text:span><text:span text:style-name="T7">e </text:span><text:span text:style-name="T6">tog</text:span><text:span text:style-name="T6">gle </text:span><text:span text:style-name="T6">!= 0</text:span></text:p>
            <text:p><text:span text:style-name="T7">In </text:span><text:span text:style-name="T7">grigi</text:span><text:span text:style-name="T7">o </text:span><text:span text:style-name="T6">tog</text:span><text:span text:style-name="T6">gle </text:span><text:span text:style-name="T6">= 0</text:span></text:p>
            <text:p><text:span text:style-name="T7">In </text:span><text:span text:style-name="T7">blu </text:span><text:span text:style-name="T6">ste</text:span><text:span text:style-name="T6">p-1</text:span></text:p>
          </draw:text-box>
        </draw:frame>
        <draw:custom-shape draw:style-name="gr61" draw:text-style-name="P16" xml:id="id41" draw:id="id41" draw:layer="layout" svg:width="1.282cm" svg:height="1.192cm" svg:x="14.25cm" svg:y="8.808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4" draw:text-style-name="P16" xml:id="id48" draw:id="id48" draw:layer="layout" svg:width="1.28cm" svg:height="1.192cm" svg:x="15.532cm" svg:y="8.808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61" draw:text-style-name="P16" xml:id="id47" draw:id="id47" draw:layer="layout" svg:width="1.282cm" svg:height="1.192cm" svg:x="16.812cm" svg:y="8.808cm">
          <text:p text:style-name="P14">2</text:p>
          <draw:enhanced-geometry svg:viewBox="0 0 21600 21600" draw:type="rectangle" draw:enhanced-path="M 0 0 L 21600 0 21600 21600 0 21600 0 0 Z N"/>
        </draw:custom-shape>
        <draw:custom-shape draw:style-name="gr61" draw:text-style-name="P16" xml:id="id46" draw:id="id46" draw:layer="layout" svg:width="1.282cm" svg:height="1.192cm" svg:x="18.094cm" svg:y="8.808cm">
          <text:p text:style-name="P14">3</text:p>
          <draw:enhanced-geometry svg:viewBox="0 0 21600 21600" draw:type="rectangle" draw:enhanced-path="M 0 0 L 21600 0 21600 21600 0 21600 0 0 Z N"/>
        </draw:custom-shape>
        <draw:custom-shape draw:style-name="gr64" draw:text-style-name="P16" xml:id="id45" draw:id="id45" draw:layer="layout" svg:width="1.28cm" svg:height="1.192cm" svg:x="19.376cm" svg:y="8.808cm">
          <text:p text:style-name="P14">4</text:p>
          <draw:enhanced-geometry svg:viewBox="0 0 21600 21600" draw:type="rectangle" draw:enhanced-path="M 0 0 L 21600 0 21600 21600 0 21600 0 0 Z N"/>
        </draw:custom-shape>
        <draw:custom-shape draw:style-name="gr61" draw:text-style-name="P16" xml:id="id44" draw:id="id44" draw:layer="layout" svg:width="1.282cm" svg:height="1.192cm" svg:x="20.656cm" svg:y="8.808cm">
          <text:p text:style-name="P14">5</text:p>
          <draw:enhanced-geometry svg:viewBox="0 0 21600 21600" draw:type="rectangle" draw:enhanced-path="M 0 0 L 21600 0 21600 21600 0 21600 0 0 Z N"/>
        </draw:custom-shape>
        <draw:custom-shape draw:style-name="gr65" draw:text-style-name="P16" xml:id="id43" draw:id="id43" draw:layer="layout" svg:width="1.281cm" svg:height="1.192cm" svg:x="21.938cm" svg:y="8.808cm">
          <text:p text:style-name="P14">6</text:p>
          <draw:enhanced-geometry svg:viewBox="0 0 21600 21600" draw:type="rectangle" draw:enhanced-path="M 0 0 L 21600 0 21600 21600 0 21600 0 0 Z N"/>
        </draw:custom-shape>
        <draw:custom-shape draw:style-name="gr65" draw:text-style-name="P16" xml:id="id42" draw:id="id42" draw:layer="layout" svg:width="1.281cm" svg:height="1.192cm" svg:x="23.219cm" svg:y="8.808cm">
          <text:p text:style-name="P14">7</text:p>
          <draw:enhanced-geometry svg:viewBox="0 0 21600 21600" draw:type="rectangle" draw:enhanced-path="M 0 0 L 21600 0 21600 21600 0 21600 0 0 Z N"/>
        </draw:custom-shape>
        <draw:connector draw:style-name="gr80" draw:text-style-name="P31" draw:layer="layout" draw:type="curve" svg:x1="4.642cm" svg:y1="2cm" svg:x2="5.923cm" svg:y2="2cm" draw:start-shape="id31" draw:start-glue-point="0" draw:end-shape="id32" draw:end-glue-point="0" svg:d="M4642 2000c0-751 1281-751 1281 0" svg:viewBox="0 0 1282 564">
          <text:p/>
        </draw:connector>
        <draw:connector draw:style-name="gr81" draw:text-style-name="P31" draw:layer="layout" draw:type="curve" svg:x1="5.923cm" svg:y1="4.308cm" svg:x2="8.486cm" svg:y2="4.308cm" draw:start-shape="id33" draw:start-glue-point="0" draw:end-shape="id34" svg:d="M5923 4308c0-751 2563-751 2563 0" svg:viewBox="0 0 2564 564">
          <text:p/>
        </draw:connector>
        <draw:connector draw:style-name="gr82" draw:text-style-name="P31" draw:layer="layout" draw:type="curve" draw:line-skew="0.188cm" svg:x1="8.486cm" svg:y1="6.5cm" svg:x2="9.767cm" svg:y2="6.5cm" draw:start-shape="id35" draw:start-glue-point="0" draw:end-shape="id36" draw:end-glue-point="0" svg:d="M8486 6500c0-469 1281-469 1281 0" svg:viewBox="0 0 1282 353">
          <text:p/>
        </draw:connector>
        <draw:connector draw:style-name="gr83" draw:text-style-name="P31" draw:layer="layout" draw:type="curve" draw:line-skew="-0.011cm" svg:x1="8.486cm" svg:y1="6.5cm" svg:x2="11.048cm" svg:y2="6.5cm" draw:start-shape="id35" draw:start-glue-point="0" draw:end-shape="id37" draw:end-glue-point="0" svg:d="M8486 6500c0-768 2562-768 2562 0" svg:viewBox="0 0 2563 577">
          <text:p/>
        </draw:connector>
        <draw:connector draw:style-name="gr84" draw:text-style-name="P31" draw:layer="layout" draw:type="curve" svg:x1="8.486cm" svg:y1="6.5cm" svg:x2="12.329cm" svg:y2="6.5cm" draw:start-shape="id35" draw:start-glue-point="0" draw:end-shape="id38" draw:end-glue-point="0" svg:d="M8486 6500c0-751 3843-751 3843 0" svg:viewBox="0 0 3844 564">
          <text:p/>
        </draw:connector>
        <draw:connector draw:style-name="gr85" draw:text-style-name="P31" draw:layer="layout" draw:type="curve" svg:x1="8.486cm" svg:y1="6.5cm" svg:x2="13.61cm" svg:y2="6.5cm" draw:start-shape="id35" draw:start-glue-point="0" draw:end-shape="id39" draw:end-glue-point="0" svg:d="M8486 6500c0-751 5124-751 5124 0" svg:viewBox="0 0 5125 564">
          <text:p/>
        </draw:connector>
        <draw:connector draw:style-name="gr86" draw:text-style-name="P31" draw:layer="layout" draw:type="curve" svg:x1="13.61cm" svg:y1="8.808cm" svg:x2="14.891cm" svg:y2="8.808cm" draw:start-shape="id40" draw:start-glue-point="0" draw:end-shape="id41" svg:d="M13610 8808c0-751 1281-751 1281 0" svg:viewBox="0 0 1282 564">
          <text:p/>
        </draw:connector>
        <draw:connector draw:style-name="gr87" draw:text-style-name="P31" draw:layer="layout" draw:type="curve" svg:x1="13.61cm" svg:y1="8.808cm" svg:x2="23.859cm" svg:y2="8.808cm" draw:start-shape="id40" draw:start-glue-point="0" draw:end-shape="id42" svg:d="M13610 8808c0-751 10249-751 10249 0" svg:viewBox="0 0 10250 564">
          <text:p/>
        </draw:connector>
        <draw:connector draw:style-name="gr88" draw:text-style-name="P31" draw:layer="layout" draw:type="curve" svg:x1="13.61cm" svg:y1="8.808cm" svg:x2="22.578cm" svg:y2="8.808cm" draw:start-shape="id40" draw:start-glue-point="0" draw:end-shape="id43" draw:end-glue-point="0" svg:d="M13610 8808c0-751 8968-751 8968 0" svg:viewBox="0 0 8969 564">
          <text:p/>
        </draw:connector>
        <draw:connector draw:style-name="gr89" draw:text-style-name="P31" draw:layer="layout" draw:type="curve" svg:x1="13.61cm" svg:y1="8.808cm" svg:x2="21.297cm" svg:y2="8.808cm" draw:start-shape="id40" draw:end-shape="id44" draw:end-glue-point="0" svg:d="M13610 8808c0-751 7687-751 7687 0" svg:viewBox="0 0 7688 564">
          <text:p/>
        </draw:connector>
        <draw:connector draw:style-name="gr90" draw:text-style-name="P31" draw:layer="layout" draw:type="curve" svg:x1="13.61cm" svg:y1="8.808cm" svg:x2="20.016cm" svg:y2="8.808cm" draw:start-shape="id40" draw:start-glue-point="0" draw:end-shape="id45" draw:end-glue-point="0" svg:d="M13610 8808c0-751 6406-751 6406 0" svg:viewBox="0 0 6407 564">
          <text:p/>
        </draw:connector>
        <draw:connector draw:style-name="gr91" draw:text-style-name="P31" draw:layer="layout" draw:type="curve" svg:x1="13.61cm" svg:y1="8.808cm" svg:x2="18.735cm" svg:y2="8.808cm" draw:start-shape="id40" draw:start-glue-point="0" draw:end-shape="id46" draw:end-glue-point="0" svg:d="M13610 8808c0-751 5125-751 5125 0" svg:viewBox="0 0 5126 564">
          <text:p/>
        </draw:connector>
        <draw:connector draw:style-name="gr92" draw:text-style-name="P31" draw:layer="layout" draw:type="curve" svg:x1="13.61cm" svg:y1="8.808cm" svg:x2="17.453cm" svg:y2="8.808cm" draw:start-shape="id40" draw:start-glue-point="0" draw:end-shape="id47" draw:end-glue-point="0" svg:d="M13610 8808c0-751 3843-751 3843 0" svg:viewBox="0 0 3844 564">
          <text:p/>
        </draw:connector>
        <draw:connector draw:style-name="gr93" draw:text-style-name="P31" draw:layer="layout" draw:type="curve" svg:x1="13.61cm" svg:y1="8.808cm" svg:x2="16.172cm" svg:y2="8.808cm" draw:start-shape="id40" draw:start-glue-point="0" draw:end-shape="id48" draw:end-glue-point="0" svg:d="M13610 8808c0-751 2562-751 2562 0" svg:viewBox="0 0 2563 564">
          <text:p/>
        </draw:connector>
        <draw:connector draw:style-name="gr94" draw:text-style-name="P31" draw:layer="layout" draw:type="curve" svg:x1="7.204cm" svg:y1="2cm" svg:x2="8.486cm" svg:y2="2cm" draw:start-shape="id49" draw:start-glue-point="0" draw:end-shape="id50" draw:end-glue-point="0" svg:d="M7204 2000c0-751 1282-751 1282 0" svg:viewBox="0 0 1283 564">
          <text:p/>
        </draw:connector>
        <draw:connector draw:style-name="gr95" draw:text-style-name="P31" draw:layer="layout" draw:type="curve" svg:x1="9.767cm" svg:y1="2cm" svg:x2="11.048cm" svg:y2="2cm" draw:start-shape="id51" draw:start-glue-point="0" draw:end-shape="id52" draw:end-glue-point="0" svg:d="M9767 2000c0-751 1281-751 1281 0" svg:viewBox="0 0 1282 564">
          <text:p/>
        </draw:connector>
        <draw:connector draw:style-name="gr96" draw:text-style-name="P31" draw:layer="layout" draw:type="curve" svg:x1="12.329cm" svg:y1="2cm" svg:x2="13.61cm" svg:y2="2cm" draw:start-shape="id53" draw:start-glue-point="0" draw:end-shape="id54" draw:end-glue-point="0" svg:d="M12329 2000c0-751 1281-751 1281 0" svg:viewBox="0 0 1282 564">
          <text:p/>
        </draw:connector>
        <draw:connector draw:style-name="gr97" draw:text-style-name="P31" draw:layer="layout" draw:type="curve" svg:x1="14.891cm" svg:y1="2cm" svg:x2="16.173cm" svg:y2="2cm" draw:start-shape="id55" draw:start-glue-point="0" draw:end-shape="id56" draw:end-glue-point="0" svg:d="M14891 2000c0-751 1282-751 1282 0" svg:viewBox="0 0 1283 564">
          <text:p/>
        </draw:connector>
        <draw:connector draw:style-name="gr98" draw:text-style-name="P31" draw:layer="layout" draw:type="curve" svg:x1="17.454cm" svg:y1="2cm" svg:x2="18.735cm" svg:y2="2cm" draw:start-shape="id57" draw:start-glue-point="0" draw:end-shape="id58" draw:end-glue-point="0" svg:d="M17454 2000c0-751 1281-751 1281 0" svg:viewBox="0 0 1282 564">
          <text:p/>
        </draw:connector>
        <draw:connector draw:style-name="gr99" draw:text-style-name="P31" draw:layer="layout" draw:type="curve" svg:x1="20.016cm" svg:y1="2cm" svg:x2="21.298cm" svg:y2="2cm" draw:start-shape="id59" draw:start-glue-point="0" draw:end-shape="id60" draw:end-glue-point="0" svg:d="M20016 2000c0-751 1282-751 1282 0" svg:viewBox="0 0 1283 564">
          <text:p/>
        </draw:connector>
        <draw:connector draw:style-name="gr100" draw:text-style-name="P31" draw:layer="layout" draw:type="curve" svg:x1="22.579cm" svg:y1="2cm" svg:x2="23.86cm" svg:y2="2cm" draw:start-shape="id61" draw:start-glue-point="0" draw:end-shape="id62" draw:end-glue-point="0" svg:d="M22579 2000c0-751 1281-751 1281 0" svg:viewBox="0 0 1282 564">
          <text:p/>
        </draw:connector>
        <draw:connector draw:style-name="gr101" draw:text-style-name="P31" draw:layer="layout" draw:type="curve" svg:x1="11.048cm" svg:y1="4.308cm" svg:x2="12.329cm" svg:y2="4.308cm" draw:start-shape="id63" draw:end-shape="id64" svg:d="M11048 4308c0-751 1281-751 1281 0" svg:viewBox="0 0 1282 564">
          <text:p/>
        </draw:connector>
        <draw:connector draw:style-name="gr102" draw:text-style-name="P31" draw:layer="layout" draw:type="curve" svg:x1="11.048cm" svg:y1="4.308cm" svg:x2="13.61cm" svg:y2="4.308cm" draw:start-shape="id63" draw:start-glue-point="0" draw:end-shape="id65" draw:end-glue-point="0" svg:d="M11048 4308c0-751 2562-751 2562 0" svg:viewBox="0 0 2563 564">
          <text:p/>
        </draw:connector>
        <draw:connector draw:style-name="gr103" draw:text-style-name="P31" draw:layer="layout" draw:type="curve" svg:x1="5.923cm" svg:y1="4.308cm" svg:x2="7.204cm" svg:y2="4.308cm" draw:start-shape="id33" draw:start-glue-point="0" draw:end-shape="id66" draw:end-glue-point="0" svg:d="M5923 4308c0-751 1281-751 1281 0" svg:viewBox="0 0 1282 564">
          <text:p/>
        </draw:connector>
        <draw:connector draw:style-name="gr104" draw:text-style-name="P31" draw:layer="layout" draw:type="curve" svg:x1="16.173cm" svg:y1="4.308cm" svg:x2="17.454cm" svg:y2="4.308cm" draw:start-shape="id67" draw:start-glue-point="0" draw:end-shape="id68" svg:d="M16173 4308c0-751 1281-751 1281 0" svg:viewBox="0 0 1282 564">
          <text:p/>
        </draw:connector>
        <draw:connector draw:style-name="gr105" draw:text-style-name="P31" draw:layer="layout" draw:type="curve" svg:x1="16.173cm" svg:y1="4.308cm" svg:x2="18.735cm" svg:y2="4.308cm" draw:start-shape="id67" draw:start-glue-point="0" draw:end-shape="id69" draw:end-glue-point="0" svg:d="M16173 4308c0-751 2562-751 2562 0" svg:viewBox="0 0 2563 564">
          <text:p/>
        </draw:connector>
        <draw:connector draw:style-name="gr106" draw:text-style-name="P31" draw:layer="layout" draw:type="curve" svg:x1="21.298cm" svg:y1="4.308cm" svg:x2="22.579cm" svg:y2="4.308cm" draw:start-shape="id70" draw:start-glue-point="0" draw:end-shape="id71" svg:d="M21298 4308c0-751 1281-751 1281 0" svg:viewBox="0 0 1282 564">
          <text:p/>
        </draw:connector>
        <draw:connector draw:style-name="gr107" draw:text-style-name="P31" draw:layer="layout" draw:type="curve" svg:x1="21.298cm" svg:y1="4.308cm" svg:x2="23.86cm" svg:y2="4.308cm" draw:start-shape="id70" draw:start-glue-point="0" draw:end-shape="id72" draw:end-glue-point="0" svg:d="M21298 4308c0-751 2562-751 2562 0" svg:viewBox="0 0 2563 564">
          <text:p/>
        </draw:connector>
        <draw:connector draw:style-name="gr108" draw:text-style-name="P31" draw:layer="layout" draw:type="curve" svg:x1="18.735cm" svg:y1="6.5cm" svg:x2="23.86cm" svg:y2="6.5cm" draw:start-shape="id73" draw:start-glue-point="0" draw:end-shape="id74" draw:end-glue-point="0" svg:d="M18735 6500c0-751 5125-751 5125 0" svg:viewBox="0 0 5126 564">
          <text:p/>
        </draw:connector>
        <draw:connector draw:style-name="gr109" draw:text-style-name="P31" draw:layer="layout" draw:type="curve" svg:x1="18.735cm" svg:y1="6.5cm" svg:x2="22.579cm" svg:y2="6.5cm" draw:start-shape="id73" draw:start-glue-point="0" draw:end-shape="id75" svg:d="M18735 6500c0-751 3844-751 3844 0" svg:viewBox="0 0 3845 564">
          <text:p/>
        </draw:connector>
        <draw:connector draw:style-name="gr110" draw:text-style-name="P31" draw:layer="layout" draw:type="curve" svg:x1="18.735cm" svg:y1="6.5cm" svg:x2="21.298cm" svg:y2="6.5cm" draw:start-shape="id73" draw:start-glue-point="0" draw:end-shape="id76" draw:end-glue-point="0" svg:d="M18735 6500c0-751 2563-751 2563 0" svg:viewBox="0 0 2564 564">
          <text:p/>
        </draw:connector>
        <draw:connector draw:style-name="gr111" draw:text-style-name="P31" draw:layer="layout" draw:type="curve" svg:x1="18.735cm" svg:y1="6.5cm" svg:x2="20.016cm" svg:y2="6.5cm" draw:start-shape="id73" draw:start-glue-point="0" draw:end-shape="id77" svg:d="M18735 6500c0-751 1281-751 1281 0" svg:viewBox="0 0 1282 564">
          <text:p/>
        </draw:connector>
        <presentation:notes draw:style-name="dp2">
          <draw:page-thumbnail draw:style-name="gr30" draw:layer="layout" svg:width="19.798cm" svg:height="11.136cm" svg:x="0.6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custom-shape draw:style-name="gr112" draw:text-style-name="P32" draw:layer="layout" svg:width="1.282cm" svg:height="1.192cm" svg:x="1.501cm" svg:y="0.808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113" draw:text-style-name="P32" draw:layer="layout" svg:width="1.28cm" svg:height="1.192cm" svg:x="2.783cm" svg:y="0.808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112" draw:text-style-name="P32" draw:layer="layout" svg:width="1.282cm" svg:height="1.192cm" svg:x="4.063cm" svg:y="0.808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112" draw:text-style-name="P32" draw:layer="layout" svg:width="1.282cm" svg:height="1.192cm" svg:x="5.345cm" svg:y="0.808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113" draw:text-style-name="P32" draw:layer="layout" svg:width="1.28cm" svg:height="1.192cm" svg:x="6.627cm" svg:y="0.808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112" draw:text-style-name="P32" draw:layer="layout" svg:width="1.282cm" svg:height="1.192cm" svg:x="7.907cm" svg:y="0.808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114" draw:text-style-name="P32" draw:layer="layout" svg:width="1.281cm" svg:height="1.192cm" svg:x="9.189cm" svg:y="0.808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114" draw:text-style-name="P32" draw:layer="layout" svg:width="1.281cm" svg:height="1.192cm" svg:x="10.47cm" svg:y="0.808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112" draw:text-style-name="P32" draw:layer="layout" svg:width="1.282cm" svg:height="1.192cm" svg:x="11.75cm" svg:y="0.808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113" draw:text-style-name="P32" draw:layer="layout" svg:width="1.28cm" svg:height="1.192cm" svg:x="13.032cm" svg:y="0.808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112" draw:text-style-name="P32" draw:layer="layout" svg:width="1.282cm" svg:height="1.192cm" svg:x="14.312cm" svg:y="0.808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112" draw:text-style-name="P32" draw:layer="layout" svg:width="1.282cm" svg:height="1.192cm" svg:x="15.594cm" svg:y="0.808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113" draw:text-style-name="P32" draw:layer="layout" svg:width="1.28cm" svg:height="1.192cm" svg:x="16.876cm" svg:y="0.808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112" draw:text-style-name="P32" draw:layer="layout" svg:width="1.282cm" svg:height="1.192cm" svg:x="18.156cm" svg:y="0.808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114" draw:text-style-name="P32" draw:layer="layout" svg:width="1.281cm" svg:height="1.192cm" svg:x="19.438cm" svg:y="0.808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114" draw:text-style-name="P32" draw:layer="layout" svg:width="1.281cm" svg:height="1.192cm" svg:x="20.719cm" svg:y="0.808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3" draw:text-style-name="P17" draw:layer="layout" svg:width="1.282cm" svg:height="1.192cm" svg:x="1.5cm" svg:y="2.5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113" draw:text-style-name="P32" draw:layer="layout" svg:width="1.28cm" svg:height="1.192cm" svg:x="2.782cm" svg:y="2.5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112" draw:text-style-name="P32" draw:layer="layout" svg:width="1.282cm" svg:height="1.192cm" svg:x="4.062cm" svg:y="2.5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3" draw:text-style-name="P17" draw:layer="layout" svg:width="1.282cm" svg:height="1.192cm" svg:x="5.344cm" svg:y="2.5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113" draw:text-style-name="P32" draw:layer="layout" svg:width="1.28cm" svg:height="1.192cm" svg:x="6.626cm" svg:y="2.5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112" draw:text-style-name="P32" draw:layer="layout" svg:width="1.282cm" svg:height="1.192cm" svg:x="7.906cm" svg:y="2.5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114" draw:text-style-name="P32" draw:layer="layout" svg:width="1.281cm" svg:height="1.192cm" svg:x="9.188cm" svg:y="2.5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114" draw:text-style-name="P32" draw:layer="layout" svg:width="1.281cm" svg:height="1.192cm" svg:x="10.469cm" svg:y="2.5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112" draw:text-style-name="P32" draw:layer="layout" svg:width="1.282cm" svg:height="1.192cm" svg:x="11.749cm" svg:y="2.5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2" draw:text-style-name="P17" draw:layer="layout" svg:width="1.28cm" svg:height="1.192cm" svg:x="13.031cm" svg:y="2.5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112" draw:text-style-name="P32" draw:layer="layout" svg:width="1.282cm" svg:height="1.192cm" svg:x="14.311cm" svg:y="2.5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112" draw:text-style-name="P32" draw:layer="layout" svg:width="1.282cm" svg:height="1.192cm" svg:x="15.593cm" svg:y="2.5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2" draw:text-style-name="P17" draw:layer="layout" svg:width="1.28cm" svg:height="1.192cm" svg:x="16.875cm" svg:y="2.5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63" draw:text-style-name="P17" draw:layer="layout" svg:width="1.282cm" svg:height="1.192cm" svg:x="18.155cm" svg:y="2.5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66" draw:text-style-name="P17" draw:layer="layout" svg:width="1.281cm" svg:height="1.192cm" svg:x="19.437cm" svg:y="2.5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114" draw:text-style-name="P32" draw:layer="layout" svg:width="1.281cm" svg:height="1.192cm" svg:x="20.718cm" svg:y="2.5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112" draw:text-style-name="P32" draw:layer="layout" svg:width="1.282cm" svg:height="1.192cm" svg:x="1.5cm" svg:y="4.308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113" draw:text-style-name="P32" draw:layer="layout" svg:width="1.28cm" svg:height="1.192cm" svg:x="2.782cm" svg:y="4.308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112" draw:text-style-name="P32" xml:id="id78" draw:id="id78" draw:layer="layout" svg:width="1.282cm" svg:height="1.192cm" svg:x="4.062cm" svg:y="4.308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112" draw:text-style-name="P32" draw:layer="layout" svg:width="1.282cm" svg:height="1.192cm" svg:x="5.344cm" svg:y="4.308cm">
          <text:p text:style-name="P14">2</text:p>
          <draw:enhanced-geometry svg:viewBox="0 0 21600 21600" draw:type="rectangle" draw:enhanced-path="M 0 0 L 21600 0 21600 21600 0 21600 0 0 Z N"/>
        </draw:custom-shape>
        <draw:custom-shape draw:style-name="gr113" draw:text-style-name="P32" draw:layer="layout" svg:width="1.28cm" svg:height="1.192cm" svg:x="6.626cm" svg:y="4.308cm">
          <text:p text:style-name="P14">2</text:p>
          <draw:enhanced-geometry svg:viewBox="0 0 21600 21600" draw:type="rectangle" draw:enhanced-path="M 0 0 L 21600 0 21600 21600 0 21600 0 0 Z N"/>
        </draw:custom-shape>
        <draw:custom-shape draw:style-name="gr112" draw:text-style-name="P32" draw:layer="layout" svg:width="1.282cm" svg:height="1.192cm" svg:x="7.906cm" svg:y="4.308cm">
          <text:p text:style-name="P14">2</text:p>
          <draw:enhanced-geometry svg:viewBox="0 0 21600 21600" draw:type="rectangle" draw:enhanced-path="M 0 0 L 21600 0 21600 21600 0 21600 0 0 Z N"/>
        </draw:custom-shape>
        <draw:custom-shape draw:style-name="gr114" draw:text-style-name="P32" draw:layer="layout" svg:width="1.281cm" svg:height="1.192cm" svg:x="9.188cm" svg:y="4.308cm">
          <text:p text:style-name="P14">2</text:p>
          <draw:enhanced-geometry svg:viewBox="0 0 21600 21600" draw:type="rectangle" draw:enhanced-path="M 0 0 L 21600 0 21600 21600 0 21600 0 0 Z N"/>
        </draw:custom-shape>
        <draw:custom-shape draw:style-name="gr114" draw:text-style-name="P32" draw:layer="layout" svg:width="1.281cm" svg:height="1.192cm" svg:x="10.469cm" svg:y="4.308cm">
          <text:p text:style-name="P14">2</text:p>
          <draw:enhanced-geometry svg:viewBox="0 0 21600 21600" draw:type="rectangle" draw:enhanced-path="M 0 0 L 21600 0 21600 21600 0 21600 0 0 Z N"/>
        </draw:custom-shape>
        <draw:custom-shape draw:style-name="gr112" draw:text-style-name="P32" xml:id="id80" draw:id="id80" draw:layer="layout" svg:width="1.282cm" svg:height="1.192cm" svg:x="11.749cm" svg:y="4.308cm">
          <text:p text:style-name="P14">2</text:p>
          <draw:enhanced-geometry svg:viewBox="0 0 21600 21600" draw:type="rectangle" draw:enhanced-path="M 0 0 L 21600 0 21600 21600 0 21600 0 0 Z N"/>
        </draw:custom-shape>
        <draw:custom-shape draw:style-name="gr113" draw:text-style-name="P32" draw:layer="layout" svg:width="1.28cm" svg:height="1.192cm" svg:x="13.031cm" svg:y="4.308cm">
          <text:p text:style-name="P14">3</text:p>
          <draw:enhanced-geometry svg:viewBox="0 0 21600 21600" draw:type="rectangle" draw:enhanced-path="M 0 0 L 21600 0 21600 21600 0 21600 0 0 Z N"/>
        </draw:custom-shape>
        <draw:custom-shape draw:style-name="gr112" draw:text-style-name="P32" draw:layer="layout" svg:width="1.282cm" svg:height="1.192cm" svg:x="14.311cm" svg:y="4.308cm">
          <text:p text:style-name="P14">3</text:p>
          <draw:enhanced-geometry svg:viewBox="0 0 21600 21600" draw:type="rectangle" draw:enhanced-path="M 0 0 L 21600 0 21600 21600 0 21600 0 0 Z N"/>
        </draw:custom-shape>
        <draw:custom-shape draw:style-name="gr112" draw:text-style-name="P32" xml:id="id82" draw:id="id82" draw:layer="layout" svg:width="1.282cm" svg:height="1.192cm" svg:x="15.593cm" svg:y="4.308cm">
          <text:p text:style-name="P14">3</text:p>
          <draw:enhanced-geometry svg:viewBox="0 0 21600 21600" draw:type="rectangle" draw:enhanced-path="M 0 0 L 21600 0 21600 21600 0 21600 0 0 Z N"/>
        </draw:custom-shape>
        <draw:custom-shape draw:style-name="gr113" draw:text-style-name="P32" xml:id="id84" draw:id="id84" draw:layer="layout" svg:width="1.28cm" svg:height="1.192cm" svg:x="16.875cm" svg:y="4.308cm">
          <text:p text:style-name="P14">4</text:p>
          <draw:enhanced-geometry svg:viewBox="0 0 21600 21600" draw:type="rectangle" draw:enhanced-path="M 0 0 L 21600 0 21600 21600 0 21600 0 0 Z N"/>
        </draw:custom-shape>
        <draw:custom-shape draw:style-name="gr112" draw:text-style-name="P32" xml:id="id86" draw:id="id86" draw:layer="layout" svg:width="1.282cm" svg:height="1.192cm" svg:x="18.155cm" svg:y="4.308cm">
          <text:p text:style-name="P14">5</text:p>
          <draw:enhanced-geometry svg:viewBox="0 0 21600 21600" draw:type="rectangle" draw:enhanced-path="M 0 0 L 21600 0 21600 21600 0 21600 0 0 Z N"/>
        </draw:custom-shape>
        <draw:custom-shape draw:style-name="gr114" draw:text-style-name="P32" xml:id="id88" draw:id="id88" draw:layer="layout" svg:width="1.281cm" svg:height="1.192cm" svg:x="19.437cm" svg:y="4.308cm">
          <text:p text:style-name="P14">6</text:p>
          <draw:enhanced-geometry svg:viewBox="0 0 21600 21600" draw:type="rectangle" draw:enhanced-path="M 0 0 L 21600 0 21600 21600 0 21600 0 0 Z N"/>
        </draw:custom-shape>
        <draw:custom-shape draw:style-name="gr114" draw:text-style-name="P32" draw:layer="layout" svg:width="1.281cm" svg:height="1.192cm" svg:x="20.718cm" svg:y="4.308cm">
          <text:p text:style-name="P14">6</text:p>
          <draw:enhanced-geometry svg:viewBox="0 0 21600 21600" draw:type="rectangle" draw:enhanced-path="M 0 0 L 21600 0 21600 21600 0 21600 0 0 Z N"/>
        </draw:custom-shape>
        <draw:custom-shape draw:style-name="gr112" draw:text-style-name="P32" xml:id="id79" draw:id="id79" draw:layer="layout" svg:width="1.282cm" svg:height="1.192cm" svg:x="1.5cm" svg:y="7.5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113" draw:text-style-name="P32" xml:id="id81" draw:id="id81" draw:layer="layout" svg:width="1.28cm" svg:height="1.192cm" svg:x="2.782cm" svg:y="7.5cm">
          <text:p text:style-name="P14">2</text:p>
          <draw:enhanced-geometry svg:viewBox="0 0 21600 21600" draw:type="rectangle" draw:enhanced-path="M 0 0 L 21600 0 21600 21600 0 21600 0 0 Z N"/>
        </draw:custom-shape>
        <draw:custom-shape draw:style-name="gr112" draw:text-style-name="P32" xml:id="id83" draw:id="id83" draw:layer="layout" svg:width="1.282cm" svg:height="1.192cm" svg:x="4.062cm" svg:y="7.5cm">
          <text:p text:style-name="P14">3</text:p>
          <draw:enhanced-geometry svg:viewBox="0 0 21600 21600" draw:type="rectangle" draw:enhanced-path="M 0 0 L 21600 0 21600 21600 0 21600 0 0 Z N"/>
        </draw:custom-shape>
        <draw:custom-shape draw:style-name="gr112" draw:text-style-name="P32" xml:id="id85" draw:id="id85" draw:layer="layout" svg:width="1.282cm" svg:height="1.192cm" svg:x="5.344cm" svg:y="7.5cm">
          <text:p text:style-name="P14">4</text:p>
          <draw:enhanced-geometry svg:viewBox="0 0 21600 21600" draw:type="rectangle" draw:enhanced-path="M 0 0 L 21600 0 21600 21600 0 21600 0 0 Z N"/>
        </draw:custom-shape>
        <draw:custom-shape draw:style-name="gr113" draw:text-style-name="P32" xml:id="id87" draw:id="id87" draw:layer="layout" svg:width="1.28cm" svg:height="1.192cm" svg:x="6.626cm" svg:y="7.5cm">
          <text:p text:style-name="P14">5</text:p>
          <draw:enhanced-geometry svg:viewBox="0 0 21600 21600" draw:type="rectangle" draw:enhanced-path="M 0 0 L 21600 0 21600 21600 0 21600 0 0 Z N"/>
        </draw:custom-shape>
        <draw:custom-shape draw:style-name="gr112" draw:text-style-name="P32" xml:id="id89" draw:id="id89" draw:layer="layout" svg:width="1.282cm" svg:height="1.192cm" svg:x="7.906cm" svg:y="7.5cm">
          <text:p text:style-name="P14">6</text:p>
          <draw:enhanced-geometry svg:viewBox="0 0 21600 21600" draw:type="rectangle" draw:enhanced-path="M 0 0 L 21600 0 21600 21600 0 21600 0 0 Z N"/>
        </draw:custom-shape>
        <draw:custom-shape draw:style-name="gr114" draw:text-style-name="P32" draw:layer="layout" svg:width="1.281cm" svg:height="1.192cm" svg:x="9.188cm" svg:y="7.5cm">
          <text:p text:style-name="P14">2</text:p>
          <draw:enhanced-geometry svg:viewBox="0 0 21600 21600" draw:type="rectangle" draw:enhanced-path="M 0 0 L 21600 0 21600 21600 0 21600 0 0 Z N"/>
        </draw:custom-shape>
        <draw:custom-shape draw:style-name="gr114" draw:text-style-name="P32" draw:layer="layout" svg:width="1.281cm" svg:height="1.192cm" svg:x="10.469cm" svg:y="7.5cm">
          <text:p text:style-name="P14">2</text:p>
          <draw:enhanced-geometry svg:viewBox="0 0 21600 21600" draw:type="rectangle" draw:enhanced-path="M 0 0 L 21600 0 21600 21600 0 21600 0 0 Z N"/>
        </draw:custom-shape>
        <draw:custom-shape draw:style-name="gr112" draw:text-style-name="P32" draw:layer="layout" svg:width="1.282cm" svg:height="1.192cm" svg:x="11.749cm" svg:y="7.5cm">
          <text:p text:style-name="P14">2</text:p>
          <draw:enhanced-geometry svg:viewBox="0 0 21600 21600" draw:type="rectangle" draw:enhanced-path="M 0 0 L 21600 0 21600 21600 0 21600 0 0 Z N"/>
        </draw:custom-shape>
        <draw:custom-shape draw:style-name="gr113" draw:text-style-name="P32" draw:layer="layout" svg:width="1.28cm" svg:height="1.192cm" svg:x="13.031cm" svg:y="7.5cm">
          <text:p text:style-name="P14">3</text:p>
          <draw:enhanced-geometry svg:viewBox="0 0 21600 21600" draw:type="rectangle" draw:enhanced-path="M 0 0 L 21600 0 21600 21600 0 21600 0 0 Z N"/>
        </draw:custom-shape>
        <draw:custom-shape draw:style-name="gr112" draw:text-style-name="P32" draw:layer="layout" svg:width="1.282cm" svg:height="1.192cm" svg:x="14.311cm" svg:y="7.5cm">
          <text:p text:style-name="P14">3</text:p>
          <draw:enhanced-geometry svg:viewBox="0 0 21600 21600" draw:type="rectangle" draw:enhanced-path="M 0 0 L 21600 0 21600 21600 0 21600 0 0 Z N"/>
        </draw:custom-shape>
        <draw:custom-shape draw:style-name="gr112" draw:text-style-name="P32" draw:layer="layout" svg:width="1.282cm" svg:height="1.192cm" svg:x="15.593cm" svg:y="7.5cm">
          <text:p text:style-name="P14">3</text:p>
          <draw:enhanced-geometry svg:viewBox="0 0 21600 21600" draw:type="rectangle" draw:enhanced-path="M 0 0 L 21600 0 21600 21600 0 21600 0 0 Z N"/>
        </draw:custom-shape>
        <draw:custom-shape draw:style-name="gr113" draw:text-style-name="P32" draw:layer="layout" svg:width="1.28cm" svg:height="1.192cm" svg:x="16.875cm" svg:y="7.5cm">
          <text:p text:style-name="P14">4</text:p>
          <draw:enhanced-geometry svg:viewBox="0 0 21600 21600" draw:type="rectangle" draw:enhanced-path="M 0 0 L 21600 0 21600 21600 0 21600 0 0 Z N"/>
        </draw:custom-shape>
        <draw:custom-shape draw:style-name="gr112" draw:text-style-name="P32" draw:layer="layout" svg:width="1.282cm" svg:height="1.192cm" svg:x="18.155cm" svg:y="7.5cm">
          <text:p text:style-name="P14">5</text:p>
          <draw:enhanced-geometry svg:viewBox="0 0 21600 21600" draw:type="rectangle" draw:enhanced-path="M 0 0 L 21600 0 21600 21600 0 21600 0 0 Z N"/>
        </draw:custom-shape>
        <draw:custom-shape draw:style-name="gr114" draw:text-style-name="P32" draw:layer="layout" svg:width="1.281cm" svg:height="1.192cm" svg:x="19.437cm" svg:y="7.5cm">
          <text:p text:style-name="P14">6</text:p>
          <draw:enhanced-geometry svg:viewBox="0 0 21600 21600" draw:type="rectangle" draw:enhanced-path="M 0 0 L 21600 0 21600 21600 0 21600 0 0 Z N"/>
        </draw:custom-shape>
        <draw:custom-shape draw:style-name="gr114" draw:text-style-name="P32" draw:layer="layout" svg:width="1.281cm" svg:height="1.192cm" svg:x="20.718cm" svg:y="7.5cm">
          <text:p text:style-name="P14">6</text:p>
          <draw:enhanced-geometry svg:viewBox="0 0 21600 21600" draw:type="rectangle" draw:enhanced-path="M 0 0 L 21600 0 21600 21600 0 21600 0 0 Z N"/>
        </draw:custom-shape>
        <draw:connector draw:style-name="gr115" draw:text-style-name="P31" draw:layer="layout" draw:type="line" svg:x1="4.703cm" svg:y1="5.5cm" svg:x2="2.141cm" svg:y2="7.5cm" draw:start-shape="id78" draw:start-glue-point="2" draw:end-shape="id79" draw:end-glue-point="0" svg:d="M4703 5500l-2562 2000" svg:viewBox="0 0 2563 2001">
          <text:p/>
        </draw:connector>
        <draw:connector draw:style-name="gr116" draw:text-style-name="P31" draw:layer="layout" draw:type="line" svg:x1="12.39cm" svg:y1="5.5cm" svg:x2="3.422cm" svg:y2="7.5cm" draw:start-shape="id80" draw:start-glue-point="2" draw:end-shape="id81" draw:end-glue-point="0" svg:d="M12390 5500l-8968 2000" svg:viewBox="0 0 8969 2001">
          <text:p/>
        </draw:connector>
        <draw:connector draw:style-name="gr117" draw:text-style-name="P31" draw:layer="layout" draw:type="line" svg:x1="16.234cm" svg:y1="5.5cm" svg:x2="4.703cm" svg:y2="7.5cm" draw:start-shape="id82" draw:start-glue-point="2" draw:end-shape="id83" draw:end-glue-point="0" svg:d="M16234 5500l-11531 2000" svg:viewBox="0 0 11532 2001">
          <text:p/>
        </draw:connector>
        <draw:connector draw:style-name="gr118" draw:text-style-name="P31" draw:layer="layout" draw:type="line" svg:x1="17.515cm" svg:y1="5.5cm" svg:x2="5.985cm" svg:y2="7.5cm" draw:start-shape="id84" draw:start-glue-point="2" draw:end-shape="id85" draw:end-glue-point="0" svg:d="M17515 5500l-11530 2000" svg:viewBox="0 0 11531 2001">
          <text:p/>
        </draw:connector>
        <draw:connector draw:style-name="gr119" draw:text-style-name="P31" draw:layer="layout" draw:type="line" svg:x1="18.796cm" svg:y1="5.5cm" svg:x2="7.266cm" svg:y2="7.5cm" draw:start-shape="id86" draw:start-glue-point="2" draw:end-shape="id87" draw:end-glue-point="0" svg:d="M18796 5500l-11530 2000" svg:viewBox="0 0 11531 2001">
          <text:p/>
        </draw:connector>
        <draw:connector draw:style-name="gr120" draw:text-style-name="P31" draw:layer="layout" draw:type="line" svg:x1="20.077cm" svg:y1="5.5cm" svg:x2="8.547cm" svg:y2="7.5cm" draw:start-shape="id88" draw:start-glue-point="2" draw:end-shape="id89" draw:end-glue-point="0" svg:d="M20077 5500l-11530 2000" svg:viewBox="0 0 11531 2001">
          <text:p/>
        </draw:connector>
        <presentation:notes draw:style-name="dp2">
          <draw:page-thumbnail draw:style-name="gr30" draw:layer="layout" svg:width="19.798cm" svg:height="11.136cm" svg:x="0.6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10" draw:display-name="Estremità linea 10" svg:viewBox="0 0 20 20" svg:d="M0 20l10-20 10 20z"/>
    <draw:marker draw:name="Estremità_20_linea_20_100" draw:display-name="Estremità linea 100" svg:viewBox="0 0 20 20" svg:d="M0 20l10-20 10 20z"/>
    <draw:marker draw:name="Estremità_20_linea_20_101" draw:display-name="Estremità linea 101" svg:viewBox="0 0 20 20" svg:d="M0 20l10-20 10 20z"/>
    <draw:marker draw:name="Estremità_20_linea_20_102" draw:display-name="Estremità linea 102" svg:viewBox="0 0 20 20" svg:d="M0 20l10-20 10 20z"/>
    <draw:marker draw:name="Estremità_20_linea_20_104" draw:display-name="Estremità linea 104" svg:viewBox="0 0 20 20" svg:d="M0 20l10-20 10 20z"/>
    <draw:marker draw:name="Estremità_20_linea_20_105" draw:display-name="Estremità linea 105" svg:viewBox="0 0 20 20" svg:d="M0 20l10-20 10 20z"/>
    <draw:marker draw:name="Estremità_20_linea_20_106" draw:display-name="Estremità linea 106" svg:viewBox="0 0 20 20" svg:d="M0 20l10-20 10 20z"/>
    <draw:marker draw:name="Estremità_20_linea_20_107" draw:display-name="Estremità linea 107" svg:viewBox="0 0 20 20" svg:d="M0 20l10-20 10 20z"/>
    <draw:marker draw:name="Estremità_20_linea_20_108" draw:display-name="Estremità linea 108" svg:viewBox="0 0 20 20" svg:d="M0 20l10-20 10 20z"/>
    <draw:marker draw:name="Estremità_20_linea_20_11" draw:display-name="Estremità linea 11" svg:viewBox="0 0 20 20" svg:d="M0 20l10-20 10 20z"/>
    <draw:marker draw:name="Estremità_20_linea_20_12" draw:display-name="Estremità linea 12" svg:viewBox="0 0 20 20" svg:d="M0 20l10-20 10 20z"/>
    <draw:marker draw:name="Estremità_20_linea_20_2" draw:display-name="Estremità linea 2" svg:viewBox="0 0 20 20" svg:d="M0 20l10-20 10 20z"/>
    <draw:marker draw:name="Estremità_20_linea_20_22" draw:display-name="Estremità linea 22" svg:viewBox="0 0 20 20" svg:d="M0 20l10-20 10 20z"/>
    <draw:marker draw:name="Estremità_20_linea_20_23" draw:display-name="Estremità linea 23" svg:viewBox="0 0 20 20" svg:d="M0 20l10-20 10 20z"/>
    <draw:marker draw:name="Estremità_20_linea_20_24" draw:display-name="Estremità linea 24" svg:viewBox="0 0 20 20" svg:d="M0 20l10-20 10 20z"/>
    <draw:marker draw:name="Estremità_20_linea_20_25" draw:display-name="Estremità linea 25" svg:viewBox="0 0 20 20" svg:d="M0 20l10-20 10 20z"/>
    <draw:marker draw:name="Estremità_20_linea_20_26" draw:display-name="Estremità linea 26" svg:viewBox="0 0 20 20" svg:d="M0 20l10-20 10 20z"/>
    <draw:marker draw:name="Estremità_20_linea_20_27" draw:display-name="Estremità linea 27" svg:viewBox="0 0 20 20" svg:d="M0 20l10-20 10 20z"/>
    <draw:marker draw:name="Estremità_20_linea_20_28" draw:display-name="Estremità linea 28" svg:viewBox="0 0 20 20" svg:d="M0 20l10-20 10 20z"/>
    <draw:marker draw:name="Estremità_20_linea_20_3" draw:display-name="Estremità linea 3" svg:viewBox="0 0 20 20" svg:d="M0 20l10-20 10 20z"/>
    <draw:marker draw:name="Estremità_20_linea_20_30" draw:display-name="Estremità linea 30" svg:viewBox="0 0 20 20" svg:d="M0 20l10-20 10 20z"/>
    <draw:marker draw:name="Estremità_20_linea_20_32" draw:display-name="Estremità linea 32" svg:viewBox="0 0 20 20" svg:d="M0 20l10-20 10 20z"/>
    <draw:marker draw:name="Estremità_20_linea_20_34" draw:display-name="Estremità linea 34" svg:viewBox="0 0 20 20" svg:d="M0 20l10-20 10 20z"/>
    <draw:marker draw:name="Estremità_20_linea_20_35" draw:display-name="Estremità linea 35" svg:viewBox="0 0 20 20" svg:d="M0 20l10-20 10 20z"/>
    <draw:marker draw:name="Estremità_20_linea_20_36" draw:display-name="Estremità linea 36" svg:viewBox="0 0 20 20" svg:d="M0 20l10-20 10 20z"/>
    <draw:marker draw:name="Estremità_20_linea_20_37" draw:display-name="Estremità linea 37" svg:viewBox="0 0 20 20" svg:d="M0 20l10-20 10 20z"/>
    <draw:marker draw:name="Estremità_20_linea_20_38" draw:display-name="Estremità linea 38" svg:viewBox="0 0 20 20" svg:d="M0 20l10-20 10 20z"/>
    <draw:marker draw:name="Estremità_20_linea_20_39" draw:display-name="Estremità linea 39" svg:viewBox="0 0 20 20" svg:d="M0 20l10-20 10 20z"/>
    <draw:marker draw:name="Estremità_20_linea_20_4" draw:display-name="Estremità linea 4" svg:viewBox="0 0 20 20" svg:d="M0 20l10-20 10 20z"/>
    <draw:marker draw:name="Estremità_20_linea_20_57" draw:display-name="Estremità linea 57" svg:viewBox="0 0 20 20" svg:d="M0 20l10-20 10 20z"/>
    <draw:marker draw:name="Estremità_20_linea_20_6" draw:display-name="Estremità linea 6" svg:viewBox="0 0 20 20" svg:d="M0 20l10-20 10 20z"/>
    <draw:marker draw:name="Estremità_20_linea_20_65" draw:display-name="Estremità linea 65" svg:viewBox="0 0 20 20" svg:d="M0 20l10-20 10 20z"/>
    <draw:marker draw:name="Estremità_20_linea_20_66" draw:display-name="Estremità linea 66" svg:viewBox="0 0 20 20" svg:d="M0 20l10-20 10 20z"/>
    <draw:marker draw:name="Estremità_20_linea_20_67" draw:display-name="Estremità linea 67" svg:viewBox="0 0 20 20" svg:d="M0 20l10-20 10 20z"/>
    <draw:marker draw:name="Estremità_20_linea_20_68" draw:display-name="Estremità linea 68" svg:viewBox="0 0 20 20" svg:d="M0 20l10-20 10 20z"/>
    <draw:marker draw:name="Estremità_20_linea_20_69" draw:display-name="Estremità linea 69" svg:viewBox="0 0 20 20" svg:d="M0 20l10-20 10 20z"/>
    <draw:marker draw:name="Estremità_20_linea_20_7" draw:display-name="Estremità linea 7" svg:viewBox="0 0 20 20" svg:d="M0 20l10-20 10 20z"/>
    <draw:marker draw:name="Estremità_20_linea_20_70" draw:display-name="Estremità linea 70" svg:viewBox="0 0 20 20" svg:d="M0 20l10-20 10 20z"/>
    <draw:marker draw:name="Estremità_20_linea_20_72" draw:display-name="Estremità linea 72" svg:viewBox="0 0 20 20" svg:d="M0 20l10-20 10 20z"/>
    <draw:marker draw:name="Estremità_20_linea_20_73" draw:display-name="Estremità linea 73" svg:viewBox="0 0 20 20" svg:d="M0 20l10-20 10 20z"/>
    <draw:marker draw:name="Estremità_20_linea_20_74" draw:display-name="Estremità linea 74" svg:viewBox="0 0 20 20" svg:d="M0 20l10-20 10 20z"/>
    <draw:marker draw:name="Estremità_20_linea_20_76" draw:display-name="Estremità linea 76" svg:viewBox="0 0 20 20" svg:d="M0 20l10-20 10 20z"/>
    <draw:marker draw:name="Estremità_20_linea_20_77" draw:display-name="Estremità linea 77" svg:viewBox="0 0 20 20" svg:d="M0 20l10-20 10 20z"/>
    <draw:marker draw:name="Estremità_20_linea_20_78" draw:display-name="Estremità linea 78" svg:viewBox="0 0 20 20" svg:d="M0 20l10-20 10 20z"/>
    <draw:marker draw:name="Estremità_20_linea_20_79" draw:display-name="Estremità linea 79" svg:viewBox="0 0 20 20" svg:d="M0 20l10-20 10 20z"/>
    <draw:marker draw:name="Estremità_20_linea_20_8" draw:display-name="Estremità linea 8" svg:viewBox="0 0 20 20" svg:d="M0 20l10-20 10 20z"/>
    <draw:marker draw:name="Estremità_20_linea_20_80" draw:display-name="Estremità linea 80" svg:viewBox="0 0 20 20" svg:d="M0 20l10-20 10 20z"/>
    <draw:marker draw:name="Estremità_20_linea_20_81" draw:display-name="Estremità linea 81" svg:viewBox="0 0 20 20" svg:d="M0 20l10-20 10 20z"/>
    <draw:marker draw:name="Estremità_20_linea_20_82" draw:display-name="Estremità linea 82" svg:viewBox="0 0 20 20" svg:d="M0 20l10-20 10 20z"/>
    <draw:marker draw:name="Estremità_20_linea_20_83" draw:display-name="Estremità linea 83" svg:viewBox="0 0 20 20" svg:d="M0 20l10-20 10 20z"/>
    <draw:marker draw:name="Estremità_20_linea_20_84" draw:display-name="Estremità linea 84" svg:viewBox="0 0 20 20" svg:d="M0 20l10-20 10 20z"/>
    <draw:marker draw:name="Estremità_20_linea_20_85" draw:display-name="Estremità linea 85" svg:viewBox="0 0 20 20" svg:d="M0 20l10-20 10 20z"/>
    <draw:marker draw:name="Estremità_20_linea_20_86" draw:display-name="Estremità linea 86" svg:viewBox="0 0 20 20" svg:d="M0 20l10-20 10 20z"/>
    <draw:marker draw:name="Estremità_20_linea_20_87" draw:display-name="Estremità linea 87" svg:viewBox="0 0 20 20" svg:d="M0 20l10-20 10 20z"/>
    <draw:marker draw:name="Estremità_20_linea_20_88" draw:display-name="Estremità linea 88" svg:viewBox="0 0 20 20" svg:d="M0 20l10-20 10 20z"/>
    <draw:marker draw:name="Estremità_20_linea_20_89" draw:display-name="Estremità linea 89" svg:viewBox="0 0 20 20" svg:d="M0 20l10-20 10 20z"/>
    <draw:marker draw:name="Estremità_20_linea_20_9" draw:display-name="Estremità linea 9" svg:viewBox="0 0 20 20" svg:d="M0 20l10-20 10 20z"/>
    <draw:marker draw:name="Estremità_20_linea_20_90" draw:display-name="Estremità linea 90" svg:viewBox="0 0 20 20" svg:d="M0 20l10-20 10 20z"/>
    <draw:marker draw:name="Estremità_20_linea_20_91" draw:display-name="Estremità linea 91" svg:viewBox="0 0 20 20" svg:d="M0 20l10-20 10 20z"/>
    <draw:marker draw:name="Estremità_20_linea_20_92" draw:display-name="Estremità linea 92" svg:viewBox="0 0 20 20" svg:d="M0 20l10-20 10 20z"/>
    <draw:marker draw:name="Estremità_20_linea_20_93" draw:display-name="Estremità linea 93" svg:viewBox="0 0 20 20" svg:d="M0 20l10-20 10 20z"/>
    <draw:marker draw:name="Estremità_20_linea_20_94" draw:display-name="Estremità linea 94" svg:viewBox="0 0 20 20" svg:d="M0 20l10-20 10 20z"/>
    <draw:marker draw:name="Estremità_20_linea_20_95" draw:display-name="Estremità linea 95" svg:viewBox="0 0 20 20" svg:d="M0 20l10-20 10 20z"/>
    <draw:marker draw:name="Estremità_20_linea_20_96" draw:display-name="Estremità linea 96" svg:viewBox="0 0 20 20" svg:d="M0 20l10-20 10 20z"/>
    <draw:marker draw:name="Estremità_20_linea_20_97" draw:display-name="Estremità linea 97" svg:viewBox="0 0 20 20" svg:d="M0 20l10-20 10 20z"/>
    <draw:marker draw:name="Estremità_20_linea_20_98" draw:display-name="Estremità linea 98" svg:viewBox="0 0 20 20" svg:d="M0 20l10-20 10 20z"/>
    <draw:marker draw:name="Estremità_20_linea_20_99" draw:display-name="Estremità linea 9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5T10:23:43.538716853</meta:creation-date>
    <dc:date>2021-07-15T18:40:30.099074019</dc:date>
    <meta:editing-duration>PT31M7S</meta:editing-duration>
    <meta:editing-cycles>8</meta:editing-cycles>
    <meta:generator>LibreOffice/7.1.4.2$Linux_X86_64 LibreOffice_project/10$Build-2</meta:generator>
    <meta:document-statistic meta:object-count="413"/>
  </office:meta>
</office:document-meta>
</file>